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528cm" fo:min-width="4.072cm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051cm" svg:stroke-color="#72bf4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f100ff" draw:marker-start-width="0.356cm" draw:marker-end="Symmetric_20_Arrow" draw:marker-end-width="0.457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102cm" svg:stroke-color="#72bf44" draw:marker-start-width="0.509cm" draw:marker-end-width="0.509cm" draw:fill="none" draw:textarea-horizontal-align="justify" draw:textarea-vertical-align="middle" draw:auto-grow-height="false" fo:min-height="0.684cm" fo:min-width="0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72bf44" draw:marker-start-width="0.509cm" draw:marker-end-width="0.509cm" draw:fill="none" draw:textarea-horizontal-align="justify" draw:textarea-vertical-align="middle" draw:auto-grow-height="false" fo:min-height="0.801cm" fo:min-width="0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426cm" fo:min-width="3.97cm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051cm" svg:stroke-color="#ed1c2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426cm" fo:min-width="1.684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3.636cm" fo:min-width="9.247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3.077cm" fo:min-width="1.074cm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0.892cm" fo:min-width="2.09cm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051cm" svg:stroke-color="#003eed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102cm" svg:stroke-color="#72bf44" draw:marker-start-width="0.509cm" draw:marker-end-width="0.509cm" draw:fill="none" draw:textarea-horizontal-align="justify" draw:textarea-vertical-align="middle" draw:auto-grow-height="false" fo:min-height="0.41cm" fo:min-width="0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svg:stroke-color="#003eed" draw:marker-start-width="0.509cm" draw:marker-end-width="0.509cm" draw:fill="none" draw:textarea-horizontal-align="justify" draw:textarea-vertical-align="middle" draw:auto-grow-height="false" fo:min-height="0.41cm" fo:min-width="0.059cm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003eed" draw:marker-start-width="0.509cm" draw:marker-end-width="0.509cm" draw:fill="none" draw:textarea-horizontal-align="justify" draw:textarea-vertical-align="middle" draw:auto-grow-height="false" fo:min-height="0.918cm" fo:min-width="0.62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W( i,j,l) = X(i) + \sum_{j,k}^{j ,k \in R} Y(i,j)Z(k,l) \delta_{jk} §svg§600§FALSE§</svg:desc>
          <draw:polygon draw:style-name="gr1" draw:text-style-name="P1" draw:layer="layout" svg:width="17.393cm" svg:height="3.075cm" svg:x="3.967cm" svg:y="2.59cm" svg:viewBox="0 0 17394 3076" draw:points="8698,3076 0,3076 0,0 17394,0 17394,3076">
            <text:p/>
          </draw:polygon>
          <draw:path draw:style-name="gr2" draw:text-style-name="P2" draw:layer="layout" svg:width="0.978cm" svg:height="0.696cm" svg:x="4.021cm" svg:y="3.672cm" svg:viewBox="0 0 979 697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1 38 497c0 22 3 27 16 27 11 0 18-11 22-20z">
            <text:p/>
          </draw:path>
          <draw:path draw:style-name="gr2" draw:text-style-name="P2" draw:layer="layout" svg:width="0.23cm" svg:height="0.985cm" svg:x="5.13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5.445cm" svg:y="3.695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5.8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6.18cm" svg:y="3.695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115cm" svg:height="0.295cm" svg:x="6.68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7.081cm" svg:y="3.663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7.405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232cm" svg:x="8.062cm" svg:y="3.984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072cm" svg:y="3.672cm" svg:viewBox="0 0 813 674" svg:d="M452 269l-82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5c5 12 7 14 7 16 0 7-20 25-58 27-11 2-20 2-20 20 0 11 11 11 15 11 27 0 97-2 123-2 25 0 86 2 110 2 7 0 20 0 20-18 0-13-11-13-18-13-67 0-69-2-85-43-38-91-105-246-127-304 67-70 170-188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5cm" svg:x="10.035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0.349cm" svg:y="3.695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23cm" svg:height="0.985cm" svg:x="10.714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58cm" svg:x="11.314cm" svg:y="3.7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" draw:text-style-name="P2" draw:layer="layout" svg:width="0.304cm" svg:height="0.599cm" svg:x="12.244cm" svg:y="2.61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2.645cm" svg:y="2.989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2.853cm" svg:y="2.59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382cm" svg:height="0.452cm" svg:x="13.31cm" svg:y="2.67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" draw:text-style-name="P2" draw:layer="layout" svg:width="0.537cm" svg:height="0.485cm" svg:x="13.814cm" svg:y="2.599cm" svg:viewBox="0 0 538 486" svg:d="M237 49c5-20 5-22 21-24h44c65 0 144 0 144 71 0 29-14 72-45 97-29 22-72 33-119 33h-89zM363 237c81-20 154-69 154-129 0-61-71-108-170-108h-213c-13 0-22 0-22 16 0 9 9 9 22 9 0 0 14 0 27 2 14 0 16 2 16 9 0 2 0 4-2 16l-94 367c-5 22-7 29-61 29-11 0-20 0-20 14 0 6 4 11 11 11 14 0 29-2 43-2 13 0 33 0 45 0 15 0 31 0 44 0 16 0 32 2 47 2 3 0 14 0 14-14 0-11-7-11-23-11-11 0-13 0-26-2-14-2-14-2-14-9 0-2 0-7 2-16l43-175h94c60 0 85 30 85 61 0 9-4 34-9 49-9 32-11 43-11 54 0 56 51 76 101 76 65 0 92-67 92-80 0-3 0-9-12-9-9 0-11 4-13 11-9 31-34 60-63 60-18 0-31-9-31-47 0-15 4-51 7-71 2-18 2-25 2-32 0-9 0-31-18-51-14-16-34-25-47-30z">
            <text:p/>
          </draw:path>
          <draw:path draw:style-name="gr2" draw:text-style-name="P2" draw:layer="layout" svg:width="1.312cm" svg:height="1.379cm" svg:x="12.647cm" svg:y="3.41cm" svg:viewBox="0 0 1313 1380" svg:d="M1192 1380l121-316h-25c-38 103-143 171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" draw:text-style-name="P2" draw:layer="layout" svg:width="0.304cm" svg:height="0.599cm" svg:x="12.808cm" svg:y="5.073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3.207cm" svg:y="5.451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3.416cm" svg:y="5.05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716cm" svg:height="0.673cm" svg:x="14.56cm" svg:y="3.672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1 11 11 13 11 30 0 97-2 126-2 27 0 98 2 125 2 7 0 20 0 20-20 0-11-8-11-29-11-2 0-20 0-35 0-23-2-27-4-27-18 0-7 9-40 13-60l34-139c4-20 6-23 13-32z">
            <text:p/>
          </draw:path>
          <draw:path draw:style-name="gr2" draw:text-style-name="P2" draw:layer="layout" svg:width="0.23cm" svg:height="0.985cm" svg:x="15.414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5.727cm" svg:y="3.695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16.12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16.462cm" svg:y="3.695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23cm" svg:height="0.985cm" svg:x="16.993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73cm" svg:x="17.378cm" svg:y="3.672cm" svg:viewBox="0 0 656 674" svg:d="M654 25c0-5 2-9 2-16 0-9-4-9-24-9h-417c-22 0-25 0-31 20l-54 177c-2 5-2 11-2 14 0 2 0 11 11 11 9 0 11-7 13-9 38-117 90-182 242-182h162l-552 617c0 2-4 15-4 17 0 9 7 9 25 9h430c22 0 24 0 29-20l72-217c0-5 4-11 4-16 0-4-4-11-13-11s-12 5-18 25c-43 134-90 206-258 206h-170z">
            <text:p/>
          </draw:path>
          <draw:path draw:style-name="gr2" draw:text-style-name="P2" draw:layer="layout" svg:width="0.23cm" svg:height="0.985cm" svg:x="18.16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447cm" svg:height="0.696cm" svg:x="18.498cm" svg:y="3.663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" draw:text-style-name="P2" draw:layer="layout" svg:width="0.115cm" svg:height="0.295cm" svg:x="19.07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19.468cm" svg:y="3.663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19.795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404cm" svg:height="0.714cm" svg:x="20.163cm" svg:y="3.645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5-38 230-130 230-54 0-97-42-97-116 0-63 39-249 171-285z">
            <text:p/>
          </draw:path>
          <draw:path draw:style-name="gr2" draw:text-style-name="P2" draw:layer="layout" svg:width="0.304cm" svg:height="0.599cm" svg:x="20.559cm" svg:y="4.035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339cm" svg:height="0.487cm" svg:x="20.976cm" svg:y="4.015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draw:frame draw:style-name="gr3" draw:text-style-name="P3" draw:layer="layout" svg:width="19.101cm" svg:height="0.962cm" svg:x="3.708cm" svg:y="1.473cm">
          <draw:text-box>
            <text:p>This is the kind of thing to calculate :</text:p>
          </draw:text-box>
        </draw:frame>
        <draw:frame draw:style-name="gr4" draw:text-style-name="P3" draw:layer="layout" svg:width="22.022cm" svg:height="1.673cm" svg:x="3.555cm" svg:y="6.324cm">
          <draw:text-box>
            <text:p>The <text:s/><text:s text:c="2"/><text:s text:c="2"/><text:s text:c="2"/><text:s text:c="2"/><text:s text:c="2"/><text:s text:c="2"/><text:s text:c="2"/><text:s text:c="2"/><text:s text:c="2"/><text:s text:c="2"/><text:s text:c="2"/><text:s text:c="2"/>takes three integers, <text:s/>, <text:s text:c="2"/>, <text:s/>, as inputs, and returns a number, e.g., </text:p>
          </draw:text-box>
        </draw:frame>
        <draw:frame draw:style-name="gr3" draw:text-style-name="P3" draw:layer="layout" svg:width="19.101cm" svg:height="0.962cm" svg:x="3.429cm" svg:y="15.106cm">
          <draw:text-box>
            <text:p>The <text:s/><text:s text:c="2"/><text:s text:c="2"/><text:s text:c="2"/>controls the indices</text:p>
          </draw:text-box>
        </draw:frame>
        <draw:frame draw:style-name="gr4" draw:text-style-name="P3" draw:layer="layout" svg:width="22.022cm" svg:height="3.095cm" svg:x="3.378cm" svg:y="9.448cm">
          <draw:text-box>
            <text:p>It is a better to think of, <text:s text:c="2"/><text:s text:c="2"/><text:s text:c="2"/><text:s text:c="2"/><text:s text:c="2"/><text:s text:c="2"/><text:s text:c="2"/><text:s text:c="2"/><text:s text:c="2"/><text:s/>, as a function, not an array. It is to described by an instance of the term class, which contains this function.</text:p>
            <text:p/>
            <text:p/>
          </draw:text-box>
        </draw:frame>
        <draw:g>
          <svg:title>TexMaths</svg:title>
          <svg:desc>28§display§W(i,j,l)§svg§600§FALSE§</svg:desc>
          <draw:polygon draw:style-name="gr1" draw:text-style-name="P1" draw:layer="layout" svg:width="3.439cm" svg:height="0.812cm" svg:x="5.296cm" svg:y="6.378cm" svg:viewBox="0 0 3440 813" draw:points="1720,813 0,813 0,0 3440,0 3440,813">
            <text:p/>
          </draw:polygon>
          <draw:path draw:style-name="gr2" draw:text-style-name="P2" draw:layer="layout" svg:width="0.893cm" svg:height="0.574cm" svg:x="5.345cm" svg:y="6.432cm" svg:viewBox="0 0 894 575" svg:d="M777 94c23-35 43-64 100-68 9-2 17-2 17-17 0-3-4-9-10-9-23 0-48 2-70 2-31 0-63-2-94-2-4 0-16 0-16 15 0 9 8 11 14 11 20 0 51 7 51 31 0 10-4 15-10 26l-244 384-32-404c-2-15-4-37 61-37 16 0 25 0 25-17 0-9-11-9-13-9-37 0-73 2-110 2-21 0-74-2-94-2-6 0-19 0-19 17 0 9 11 9 23 9 39 0 45 4 47 20l6 63-227 358-35-412c0-11 0-29 68-29 10 0 18 0 18-17 0-9-10-9-12-9-35 0-74 2-111 2-30 0-63-2-94-2-4 0-16 0-16 15 0 11 8 11 22 11 45 0 45 7 48 29l40 497c2 15 2 23 15 23 10 0 14-6 22-19l264-414 35 410c0 19 2 23 14 23 10 0 17-10 21-17z">
            <text:p/>
          </draw:path>
          <draw:path draw:style-name="gr2" draw:text-style-name="P2" draw:layer="layout" svg:width="0.21cm" svg:height="0.812cm" svg:x="6.357cm" svg:y="6.378cm" svg:viewBox="0 0 211 813" svg:d="M211 806c0-2 0-4-17-19-112-101-141-255-141-380 0-141 35-283 145-385 13-9 13-11 13-15 0-5-4-7-11-7-8 0-90 55-143 159-47 89-57 179-57 248 0 64 10 162 59 254 56 100 133 152 141 152 7 0 11-2 11-7z">
            <text:p/>
          </draw:path>
          <draw:path draw:style-name="gr2" draw:text-style-name="P2" draw:layer="layout" svg:width="0.238cm" svg:height="0.546cm" svg:x="6.646cm" svg:y="6.45cm" svg:viewBox="0 0 239 547" svg:d="M231 30c0-17-12-30-33-30-24 0-49 20-49 42 0 17 13 30 35 30 21 0 47-18 47-42zM162 336c12-24 12-26 20-48 8-16 12-27 12-42 0-37-28-67-75-67-84 0-119 117-119 124 0 9 8 9 10 9 10 0 10-2 15-15 24-77 61-101 92-101 8 0 22 0 22 26 0 18-6 35-10 42-6 22-47 117-62 152-10 20-20 48-20 64 0 39 31 67 74 67 86 0 118-118 118-126 0-7-8-7-10-7-10 0-10 2-14 15-17 51-47 101-92 101-17 0-23-9-23-27 0-21 6-32 27-82z">
            <text:p/>
          </draw:path>
          <draw:path draw:style-name="gr2" draw:text-style-name="P2" draw:layer="layout" svg:width="0.105cm" svg:height="0.243cm" svg:x="7.006cm" svg:y="6.901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369cm" svg:height="0.703cm" svg:x="7.317cm" svg:y="6.45cm" svg:viewBox="0 0 370 704" svg:d="M370 30c0-17-12-30-35-30-20 0-47 18-47 42 0 17 13 30 33 30 25 0 49-20 49-42zM188 578c-16 63-59 109-110 109-6 0-19 0-35-7 27-6 41-28 41-44 0-13-10-28-35-28-22 0-49 17-49 46 0 33 37 50 80 50 63 0 147-43 170-122l83-299c4-17 4-28 4-30 0-46-38-76-83-76-92 0-144 119-144 126 0 9 9 9 11 9 8 0 10-2 16-16 23-50 65-100 115-100 12 0 28 4 28 37 0 20-2 28-6 42z">
            <text:p/>
          </draw:path>
          <draw:path draw:style-name="gr2" draw:text-style-name="P2" draw:layer="layout" svg:width="0.105cm" svg:height="0.243cm" svg:x="7.777cm" svg:y="6.901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193cm" svg:height="0.574cm" svg:x="8.139cm" svg:y="6.424cm" svg:viewBox="0 0 194 575" svg:d="M194 9c0-2 0-9-12-9-20 0-86 7-110 7-7 2-17 2-17 19 0 9 8 9 23 9 43 0 43 6 43 13l-2 17-115 406c-2 9-4 15-4 28 0 46 41 76 82 76 30 0 53-17 69-47 17-31 27-77 27-79 0-9-8-9-10-9-11 0-11 3-15 15-14 53-32 101-67 101-29 0-29-26-29-37 0-20 2-24 6-39z">
            <text:p/>
          </draw:path>
          <draw:path draw:style-name="gr2" draw:text-style-name="P2" draw:layer="layout" svg:width="0.21cm" svg:height="0.812cm" svg:x="8.435cm" svg:y="6.378cm" svg:viewBox="0 0 211 813" svg:d="M211 407c0-63-11-161-60-254-55-99-133-153-143-153-4 0-8 4-8 7 0 4 0 6 16 21 90 79 141 209 141 379 0 138-32 282-145 384-12 11-12 13-12 15 0 5 4 7 8 7 10 0 92-55 145-159 47-89 58-179 58-247z">
            <text:p/>
          </draw:path>
        </draw:g>
        <draw:g>
          <svg:title>TexMaths</svg:title>
          <svg:desc>28§display§i§svg§600§FALSE§</svg:desc>
          <draw:polygon draw:style-name="gr1" draw:text-style-name="P1" draw:layer="layout" svg:width="0.312cm" svg:height="0.652cm" svg:x="15.348cm" svg:y="6.378cm" svg:viewBox="0 0 313 653" draw:points="157,653 0,653 0,0 313,0 313,653">
            <text:p/>
          </draw:polygon>
          <draw:path draw:style-name="gr2" draw:text-style-name="P2" draw:layer="layout" svg:width="0.24cm" svg:height="0.663cm" svg:x="15.375cm" svg:y="6.376cm" svg:viewBox="0 0 241 664" svg:d="M233 36c0-20-13-36-33-36-25 0-50 25-50 52 0 20 13 35 35 35 21 0 48-22 48-51zM163 408c12-29 12-31 20-58 9-20 13-34 13-52 0-45-29-80-77-80-84 0-119 141-119 150 0 11 8 11 10 11 11 0 11-2 15-18 24-94 61-123 92-123 9 0 23 0 23 31 0 23-6 43-10 52-6 27-48 141-62 184-10 24-21 58-21 78 0 47 31 81 74 81 87 0 120-144 120-153s-8-9-10-9c-11 0-11 3-15 18-16 63-47 124-92 124-17 0-23-11-23-34 0-25 6-38 27-99z">
            <text:p/>
          </draw:path>
        </draw:g>
        <draw:g>
          <svg:title>TexMaths</svg:title>
          <svg:desc>22§display§j§svg§600§FALSE§</svg:desc>
          <draw:polygon draw:style-name="gr1" draw:text-style-name="P1" draw:layer="layout" svg:width="0.362cm" svg:height="0.661cm" svg:x="15.979cm" svg:y="6.374cm" svg:viewBox="0 0 363 662" draw:points="183,662 0,662 0,0 363,0 363,662">
            <text:p/>
          </draw:polygon>
          <draw:path draw:style-name="gr2" draw:text-style-name="P2" draw:layer="layout" svg:width="0.317cm" svg:height="0.67cm" svg:x="15.968cm" svg:y="6.372cm" svg:viewBox="0 0 318 671" svg:d="M318 28c0-16-11-28-30-28-18 0-40 18-40 41 0 15 10 28 28 28 21 0 42-20 42-41zM162 551c-15 60-51 104-95 104-6 0-16 0-30-7 23-5 35-26 35-42 0-12-9-27-30-27-19 0-42 16-42 44 0 32 32 48 68 48 55 0 127-41 146-116l72-286c4-15 4-26 4-28 0-44-34-72-72-72-79 0-123 113-123 120 0 9 7 9 9 9 7 0 8-2 14-16 19-48 56-95 98-95 11 0 25 3 25 35 0 19-2 26-6 40z">
            <text:p/>
          </draw:path>
        </draw:g>
        <draw:g>
          <svg:title>TexMaths</svg:title>
          <svg:desc>22§display§l§svg§600§FALSE§</svg:desc>
          <draw:polygon draw:style-name="gr1" draw:text-style-name="P1" draw:layer="layout" svg:width="0.248cm" svg:height="0.538cm" svg:x="16.712cm" svg:y="6.472cm" svg:viewBox="0 0 249 539" draw:points="124,539 0,539 0,0 249,0 249,539">
            <text:p/>
          </draw:polygon>
          <draw:path draw:style-name="gr2" draw:text-style-name="P2" draw:layer="layout" svg:width="0.167cm" svg:height="0.547cm" svg:x="16.746cm" svg:y="6.472cm" svg:viewBox="0 0 168 548" svg:d="M168 9c0-2 0-9-11-9-17 0-74 7-95 7-5 2-14 2-14 18 0 8 7 8 19 8 37 0 37 6 37 13l-2 16-98 387c-2 9-4 14-4 27 0 44 35 72 71 72 26 0 46-16 60-44 14-30 23-74 23-76 0-9-7-9-9-9-9 0-9 4-13 14-12 52-28 97-58 97-25 0-25-24-25-35 0-19 2-23 6-37z">
            <text:p/>
          </draw:path>
        </draw:g>
        <draw:g>
          <svg:title>TexMaths</svg:title>
          <svg:desc>28§display§W(1,2, 3 )  = 7§svg§600§FALSE§</svg:desc>
          <draw:polygon draw:style-name="gr1" draw:text-style-name="P1" draw:layer="layout" svg:width="5.988cm" svg:height="0.985cm" svg:x="10.489cm" svg:y="7.929cm" svg:viewBox="0 0 5989 986" draw:points="2995,986 0,986 0,0 5989,0 5989,986">
            <text:p/>
          </draw:polygon>
          <draw:path draw:style-name="gr2" draw:text-style-name="P2" draw:layer="layout" svg:width="0.978cm" svg:height="0.696cm" svg:x="10.543cm" svg:y="7.994cm" svg:viewBox="0 0 979 697" svg:d="M851 114c25-42 47-78 110-83 9-2 18-2 18-20 0-4-5-11-11-11-25 0-52 2-77 2-33 0-69-2-103-2-4 0-18 0-18 18 0 11 9 13 16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8 2 27 16 27 11 0 15-7 24-22l289-502 38 497c0 22 2 27 16 27 11 0 18-11 22-20z">
            <text:p/>
          </draw:path>
          <draw:path draw:style-name="gr2" draw:text-style-name="P2" draw:layer="layout" svg:width="0.23cm" svg:height="0.985cm" svg:x="11.651cm" svg:y="7.929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" draw:text-style-name="P2" draw:layer="layout" svg:width="0.326cm" svg:height="0.658cm" svg:x="12.025cm" svg:y="8.012cm" svg:viewBox="0 0 327 659" svg:d="M204 25c0-23 0-25-23-25-62 63-150 63-181 63v31c20 0 78 0 130-27v513c0 36-2 47-92 47h-31v32c33-5 121-5 159-5 40 0 125 0 161 5v-32h-31c-90 0-92-11-92-47z">
            <text:p/>
          </draw:path>
          <draw:path draw:style-name="gr2" draw:text-style-name="P2" draw:layer="layout" svg:width="0.115cm" svg:height="0.295cm" svg:x="12.514cm" svg:y="8.56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" draw:text-style-name="P2" draw:layer="layout" svg:width="0.393cm" svg:height="0.658cm" svg:x="12.917cm" svg:y="8.01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" draw:text-style-name="P2" draw:layer="layout" svg:width="0.115cm" svg:height="0.295cm" svg:x="13.443cm" svg:y="8.56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" draw:text-style-name="P2" draw:layer="layout" svg:width="0.409cm" svg:height="0.678cm" svg:x="13.837cm" svg:y="8.01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2" draw:text-style-name="P2" draw:layer="layout" svg:width="0.23cm" svg:height="0.985cm" svg:x="14.344cm" svg:y="7.929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" draw:text-style-name="P2" draw:layer="layout" svg:width="0.655cm" svg:height="0.232cm" svg:x="15cm" svg:y="8.305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422cm" svg:height="0.689cm" svg:x="16.037cm" svg:y="8.003cm" svg:viewBox="0 0 423 690" svg:d="M414 67c9-13 9-15 9-36h-239c-121 0-124-13-126-31h-24l-34 204h25c2-16 11-79 24-90 7-6 85-6 97-6h206c-12 15-90 123-112 156-88 133-121 269-121 370 0 11 0 56 44 56 48 0 48-45 48-56v-49c0-54 2-110 8-161 5-23 18-108 63-171z">
            <text:p/>
          </draw:path>
        </draw:g>
        <draw:g>
          <svg:title>TexMaths</svg:title>
          <svg:desc>28§display§W(i,j,l)§svg§600§FALSE§</svg:desc>
          <draw:polygon draw:style-name="gr1" draw:text-style-name="P1" draw:layer="layout" svg:width="3.439cm" svg:height="0.812cm" svg:x="10.174cm" svg:y="9.498cm" svg:viewBox="0 0 3440 813" draw:points="1720,813 0,813 0,0 3440,0 3440,813">
            <text:p/>
          </draw:polygon>
          <draw:path draw:style-name="gr2" draw:text-style-name="P2" draw:layer="layout" svg:width="0.893cm" svg:height="0.574cm" svg:x="10.223cm" svg:y="9.552cm" svg:viewBox="0 0 894 575" svg:d="M777 94c23-35 43-64 100-68 9-2 17-2 17-17 0-3-4-9-10-9-23 0-48 2-70 2-31 0-63-2-94-2-4 0-16 0-16 15 0 9 8 11 14 11 20 0 51 7 51 31 0 10-4 15-10 26l-244 384-32-404c-2-15-4-37 61-37 16 0 25 0 25-17 0-9-11-9-13-9-37 0-73 2-110 2-21 0-74-2-94-2-6 0-19 0-19 17 0 9 11 9 23 9 39 0 45 4 47 20l6 63-227 358-35-412c0-11 0-29 68-29 10 0 18 0 18-17 0-9-10-9-12-9-35 0-74 2-111 2-30 0-63-2-94-2-4 0-16 0-16 15 0 11 8 11 22 11 45 0 45 7 48 29l40 497c2 15 2 23 15 23 10 0 14-6 22-19l264-414 35 410c0 19 2 23 14 23 10 0 17-10 21-17z">
            <text:p/>
          </draw:path>
          <draw:path draw:style-name="gr2" draw:text-style-name="P2" draw:layer="layout" svg:width="0.21cm" svg:height="0.812cm" svg:x="11.235cm" svg:y="9.498cm" svg:viewBox="0 0 211 813" svg:d="M211 806c0-2 0-4-17-19-112-101-141-255-141-380 0-141 35-283 145-385 13-9 13-11 13-15 0-5-4-7-11-7-8 0-90 55-143 159-47 89-57 179-57 248 0 64 10 162 59 254 56 100 133 152 141 152 7 0 11-2 11-7z">
            <text:p/>
          </draw:path>
          <draw:path draw:style-name="gr2" draw:text-style-name="P2" draw:layer="layout" svg:width="0.238cm" svg:height="0.546cm" svg:x="11.524cm" svg:y="9.57cm" svg:viewBox="0 0 239 547" svg:d="M231 30c0-17-12-30-33-30-24 0-49 20-49 42 0 17 13 30 35 30 21 0 47-18 47-42zM162 336c12-24 12-26 20-48 8-16 12-27 12-42 0-37-28-67-75-67-84 0-119 117-119 124 0 9 8 9 10 9 10 0 10-2 15-15 24-77 61-101 92-101 8 0 22 0 22 26 0 18-6 35-10 42-6 22-47 117-62 152-10 20-20 48-20 64 0 39 31 67 74 67 86 0 118-118 118-126 0-7-8-7-10-7-10 0-10 2-14 15-17 51-47 101-92 101-17 0-23-9-23-27 0-21 6-32 27-82z">
            <text:p/>
          </draw:path>
          <draw:path draw:style-name="gr2" draw:text-style-name="P2" draw:layer="layout" svg:width="0.105cm" svg:height="0.243cm" svg:x="11.884cm" svg:y="10.021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369cm" svg:height="0.703cm" svg:x="12.195cm" svg:y="9.57cm" svg:viewBox="0 0 370 704" svg:d="M370 30c0-17-12-30-35-30-20 0-47 18-47 42 0 17 13 30 33 30 25 0 49-20 49-42zM188 578c-16 63-59 109-110 109-6 0-19 0-35-7 27-6 41-28 41-44 0-13-10-28-35-28-22 0-49 17-49 46 0 33 37 50 80 50 63 0 147-43 170-122l83-299c4-17 4-28 4-30 0-46-38-76-83-76-92 0-144 119-144 126 0 9 9 9 11 9 8 0 10-2 16-16 23-50 65-100 115-100 12 0 28 4 28 37 0 20-2 28-6 42z">
            <text:p/>
          </draw:path>
          <draw:path draw:style-name="gr2" draw:text-style-name="P2" draw:layer="layout" svg:width="0.105cm" svg:height="0.243cm" svg:x="12.655cm" svg:y="10.021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193cm" svg:height="0.574cm" svg:x="13.017cm" svg:y="9.544cm" svg:viewBox="0 0 194 575" svg:d="M194 9c0-2 0-9-12-9-20 0-86 7-110 7-7 2-17 2-17 19 0 9 8 9 23 9 43 0 43 6 43 13l-2 17-115 406c-2 9-4 15-4 28 0 46 41 76 82 76 30 0 53-17 69-47 17-31 27-77 27-79 0-9-8-9-10-9-11 0-11 3-15 15-14 53-32 101-67 101-29 0-29-26-29-37 0-20 2-24 6-39z">
            <text:p/>
          </draw:path>
          <draw:path draw:style-name="gr2" draw:text-style-name="P2" draw:layer="layout" svg:width="0.21cm" svg:height="0.812cm" svg:x="13.313cm" svg:y="9.498cm" svg:viewBox="0 0 211 813" svg:d="M211 407c0-63-11-161-60-254-55-99-133-153-143-153-4 0-8 4-8 7 0 4 0 6 16 21 90 79 141 209 141 379 0 138-32 282-145 384-12 11-12 13-12 15 0 5 4 7 8 7 10 0 92-55 145-159 47-89 58-179 58-247z">
            <text:p/>
          </draw:path>
        </draw:g>
        <draw:g>
          <svg:title>TexMaths</svg:title>
          <svg:desc>22§display§\delta_{ij} = 
\begin{cases}
1 \text{ \ \ \ if \ \ \ } i == j \\
0 \text{ \ \ \   otherwise } \\
\end{cases}§svg§600§FALSE§</svg:desc>
          <draw:polygon draw:style-name="gr1" draw:text-style-name="P1" draw:layer="layout" svg:width="7.703cm" svg:height="2.32cm" svg:x="5.123cm" svg:y="16.424cm" svg:viewBox="0 0 7704 2321" draw:points="3852,2321 0,2321 0,0 7704,0 7704,2321">
            <text:p/>
          </draw:polygon>
          <draw:path draw:style-name="gr2" draw:text-style-name="P2" draw:layer="layout" svg:width="0.318cm" svg:height="0.56cm" svg:x="5.155cm" svg:y="17.226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3 0 52-30 182-102 182-42 0-75-34-75-92 0-49 29-195 133-223z">
            <text:p/>
          </draw:path>
          <draw:path draw:style-name="gr2" draw:text-style-name="P2" draw:layer="layout" svg:width="0.164cm" svg:height="0.365cm" svg:x="5.493cm" svg:y="17.534cm" svg:viewBox="0 0 165 366" svg:d="M151 21c0-9-7-21-21-21-16 0-31 14-31 30 0 9 7 21 22 21 16 0 30-16 30-30zM40 297c-3 7-5 13-5 23 0 25 21 46 51 46 57 0 79-76 79-83s-7-7-8-7c-7 0-7 4-11 9-12 44-37 65-58 65-11 0-12-7-12-19 0-13 3-21 8-34 6-15 11-30 18-44 4-12 23-63 26-68 2-6 4-13 4-18 0-26-23-46-53-46-54 0-79 74-79 83 0 7 7 7 9 7 9 0 9-3 10-9 14-47 39-67 58-67 9 0 15 6 15 20 0 12-4 21-18 54z">
            <text:p/>
          </draw:path>
          <draw:path draw:style-name="gr2" draw:text-style-name="P2" draw:layer="layout" svg:width="0.238cm" svg:height="0.471cm" svg:x="5.686cm" svg:y="17.534cm" svg:viewBox="0 0 239 472" svg:d="M239 21c0-10-7-21-21-21-16 0-31 16-31 30 0 9 7 21 22 21 14 0 30-14 30-30zM123 387c-9 37-37 69-70 69-7 0-13-2-20-4 15-7 20-19 20-28 0-12-11-19-21-19-18 0-32 14-32 31 0 22 21 36 55 36 31 0 96-20 112-87l49-195c2-5 4-11 4-18 0-29-26-51-60-51-60 0-95 74-95 83 0 7 9 7 9 7 7 0 7-2 12-10 13-32 41-66 72-66 14 0 20 9 20 27 0 7-2 14-2 17z">
            <text:p/>
          </draw:path>
          <draw:path draw:style-name="gr2" draw:text-style-name="P2" draw:layer="layout" svg:width="0.515cm" svg:height="0.182cm" svg:x="6.269cm" svg:y="17.494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4cm" svg:height="2.32cm" svg:x="7.154cm" svg:y="16.424cm" svg:viewBox="0 0 401 2321" svg:d="M238 1445c0-87-59-217-194-285 84-44 185-134 194-280v-4-536c0-64 0-78 7-108 14-61 51-137 149-195 7-5 7-5 7-19 0-18 0-18-17-18-14 0-16 0-37 12-175 99-183 243-183 270v550c0 55 0 118-41 189-37 63-77 95-111 118-12 7-12 8-12 21 0 14 0 14 7 19 65 42 137 111 153 238 4 17 4 19 4 28v593c0 63 38 193 188 272 18 11 19 11 32 11 17 0 17-2 17-19 0-13 0-14-3-16-34-21-136-81-157-217-3-19-3-21-3-31z">
            <text:p/>
          </draw:path>
          <draw:path draw:style-name="gr2" draw:text-style-name="P2" draw:layer="layout" svg:width="0.256cm" svg:height="0.516cm" svg:x="7.733cm" svg:y="16.735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66cm" svg:height="0.518cm" svg:x="9.107cm" svg:y="16.73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2" draw:text-style-name="P2" draw:layer="layout" svg:width="0.251cm" svg:height="0.546cm" svg:x="9.322cm" svg:y="16.704cm" svg:viewBox="0 0 252 547" svg:d="M111 213v-90c0-68 37-105 72-105 2 0 12 0 25 5-9 3-23 12-23 32 0 17 12 33 33 33 23 0 34-16 34-33 0-29-29-55-69-55-55 0-121 40-121 123v90h-62v23h62v251c0 36-9 36-62 36v24c32-2 67-3 90-3 31 0 67 0 98 3v-24h-16c-58 0-59-9-59-37v-250h89v-23z">
            <text:p/>
          </draw:path>
          <draw:path draw:style-name="gr2" draw:text-style-name="P2" draw:layer="layout" svg:width="0.205cm" svg:height="0.52cm" svg:x="10.587cm" svg:y="16.739cm" svg:viewBox="0 0 206 521" svg:d="M199 28c0-16-11-28-28-28-21 0-43 19-43 40 0 16 11 29 30 29 18 0 41-18 41-41zM139 320c11-23 11-24 18-45 7-16 10-27 10-41 0-35-24-63-65-63-72 0-102 111-102 118 0 8 7 8 9 8 9 0 9-1 12-14 21-74 53-96 79-96 7 0 20 0 20 24 0 18-6 34-9 41-5 21-41 110-53 144-9 19-18 46-18 62 0 36 27 63 64 63 74 0 102-113 102-120s-7-7-9-7c-9 0-9 2-12 14-14 50-41 97-79 97-14 0-20-9-20-26 0-20 6-30 23-78z">
            <text:p/>
          </draw:path>
          <draw:path draw:style-name="gr2" draw:text-style-name="P2" draw:layer="layout" svg:width="0.515cm" svg:height="0.182cm" svg:x="11.088cm" svg:y="16.96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515cm" svg:height="0.182cm" svg:x="11.688cm" svg:y="16.96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318cm" svg:height="0.669cm" svg:x="12.452cm" svg:y="16.739cm" svg:viewBox="0 0 319 670" svg:d="M319 28c0-16-11-28-30-28-18 0-41 18-41 40 0 16 11 29 28 29 21 0 43-20 43-41zM162 551c-14 60-51 104-95 104-5 0-16 0-30-7 23-6 35-27 35-43 0-12-9-26-30-26-19 0-42 16-42 44 0 32 32 47 69 47 54 0 126-40 146-116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326cm" svg:height="0.532cm" svg:x="7.694cm" svg:y="17.848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2" draw:text-style-name="P2" draw:layer="layout" svg:width="0.344cm" svg:height="0.356cm" svg:x="9.103cm" svg:y="18.01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2" draw:text-style-name="P2" draw:layer="layout" svg:width="0.244cm" svg:height="0.485cm" svg:x="9.484cm" svg:y="17.888cm" svg:viewBox="0 0 245 486" svg:d="M120 167h111v-24h-111v-143h-20c0 63-24 146-100 150v17h67v213c0 97 72 106 100 106 55 0 78-55 78-106v-44h-22v44c0 56-22 86-51 86-52 0-52-70-52-84z">
            <text:p/>
          </draw:path>
          <draw:path draw:style-name="gr2" draw:text-style-name="P2" draw:layer="layout" svg:width="0.39cm" svg:height="0.537cm" svg:x="9.793cm" svg:y="17.826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2" draw:text-style-name="P2" draw:layer="layout" svg:width="0.3cm" svg:height="0.356cm" svg:x="10.221cm" svg:y="18.016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2" draw:text-style-name="P2" draw:layer="layout" svg:width="0.261cm" svg:height="0.342cm" svg:x="10.564cm" svg:y="18.022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2" draw:text-style-name="P2" draw:layer="layout" svg:width="0.53cm" svg:height="0.342cm" svg:x="10.86cm" svg:y="18.029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2" draw:text-style-name="P2" draw:layer="layout" svg:width="0.166cm" svg:height="0.518cm" svg:x="11.428cm" svg:y="17.8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2" draw:text-style-name="P2" draw:layer="layout" svg:width="0.254cm" svg:height="0.356cm" svg:x="11.643cm" svg:y="18.016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5 102 35z">
            <text:p/>
          </draw:path>
          <draw:path draw:style-name="gr2" draw:text-style-name="P2" draw:layer="layout" svg:width="0.3cm" svg:height="0.356cm" svg:x="11.945cm" svg:y="18.016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delta{ij}§svg§600§FALSE§</svg:desc>
          <draw:polygon draw:style-name="gr1" draw:text-style-name="P1" draw:layer="layout" svg:width="1.002cm" svg:height="0.688cm" svg:x="5.106cm" svg:y="15.293cm" svg:viewBox="0 0 1003 689" draw:points="502,689 0,689 0,0 1003,0 1003,689">
            <text:p/>
          </draw:polygon>
          <draw:path draw:style-name="gr2" draw:text-style-name="P2" draw:layer="layout" svg:width="0.317cm" svg:height="0.559cm" svg:x="5.138cm" svg:y="15.281cm" svg:viewBox="0 0 318 560" svg:d="M172 213c-96 22-172 123-172 217 0 74 49 130 123 130 90 0 155-123 155-228 0-70-32-111-58-144-26-35-74-93-74-128 0-16 16-35 44-35 23 0 39 10 55 21 15 8 31 19 42 19 19 0 31-19 31-32 0-15-12-19-40-24-40-9-51-9-63-9-62 0-88 33-88 79 0 42 21 86 45 134zM181 228c20 37 44 79 44 134 0 51-30 181-102 181-42 0-75-34-75-91 0-50 29-196 133-224z">
            <text:p/>
          </draw:path>
          <draw:path draw:style-name="gr2" draw:text-style-name="P2" draw:layer="layout" svg:width="0.205cm" svg:height="0.519cm" svg:x="5.502cm" svg:y="15.32cm" svg:viewBox="0 0 206 520" svg:d="M199 28c0-16-11-28-28-28-21 0-43 19-43 40 0 16 11 29 30 29 18 0 41-18 41-41zM139 320c11-23 11-25 18-46 7-16 10-26 10-40 0-35-24-64-65-64-72 0-102 111-102 118 0 9 7 9 9 9 9 0 9-2 12-14 21-74 53-97 79-97 7 0 20 0 20 25 0 17-6 33-9 40-5 21-41 111-53 144-9 20-18 46-18 62 0 37 27 63 64 63 74 0 102-112 102-119s-7-7-9-7c-9 0-9 1-12 14-14 49-41 96-79 96-14 0-20-9-20-26 0-19 6-30 23-77z">
            <text:p/>
          </draw:path>
          <draw:path draw:style-name="gr2" draw:text-style-name="P2" draw:layer="layout" svg:width="0.317cm" svg:height="0.668cm" svg:x="5.736cm" svg:y="15.32cm" svg:viewBox="0 0 318 669" svg:d="M318 28c0-16-10-28-29-28-18 0-41 18-41 40 0 16 11 29 28 29 21 0 42-20 42-41zM162 550c-14 60-51 104-95 104-5 0-16 0-30-7 23-6 35-27 35-43 0-12-9-26-30-26-19 0-42 16-42 44 0 32 32 47 69 47 54 0 126-40 146-116l72-284c3-16 3-27 3-28 0-44-33-72-72-72-79 0-123 112-123 119 0 9 7 9 9 9 7 0 9-2 14-16 19-47 56-95 98-95 11 0 25 4 25 35 0 20-2 27-5 41z">
            <text:p/>
          </draw:path>
        </draw:g>
        <draw:g>
          <svg:title>TexMaths</svg:title>
          <svg:desc>22§display§\sum_{j,k} ^{j,k\in R} Y(i,j) Z(k,l) =§svg§600§FALSE§</svg:desc>
          <draw:polygon draw:style-name="gr1" draw:text-style-name="P1" draw:layer="layout" svg:width="5.711cm" svg:height="1.951cm" svg:x="10.34cm" svg:y="12.319cm" svg:viewBox="0 0 5712 1952" draw:points="2857,1952 0,1952 0,0 5712,0 5712,1952">
            <text:p/>
          </draw:polygon>
          <draw:path draw:style-name="gr2" draw:text-style-name="P2" draw:layer="layout" svg:width="0.194cm" svg:height="0.38cm" svg:x="10.34cm" svg:y="12.333cm" svg:viewBox="0 0 195 381" svg:d="M195 17c0-8-6-17-17-17-13 0-26 13-26 24 0 7 6 17 19 17 11 0 24-11 24-24zM100 313c-7 30-30 55-57 55-6 0-10-1-16-3 12-5 16-15 16-22 0-10-9-16-17-16-15 0-26 11-26 26 0 17 17 28 44 28 26 0 79-16 92-70l40-157c2-5 3-9 3-15 0-24-21-41-48-41-49 0-78 60-78 67 0 6 7 6 7 6 6 0 6-2 10-9 10-26 33-53 59-53 12 0 16 8 16 22 0 5-2 11-2 14z">
            <text:p/>
          </draw:path>
          <draw:path draw:style-name="gr2" draw:text-style-name="P2" draw:layer="layout" svg:width="0.056cm" svg:height="0.135cm" svg:x="10.597cm" svg:y="12.572cm" svg:viewBox="0 0 57 136" svg:d="M44 44c0 24-4 53-34 81-3 2-4 3-4 4 0 5 4 7 7 7 6 0 44-35 44-88 0-27-11-48-31-48-15 0-26 11-26 26 0 14 10 25 26 25 11 0 18-7 18-7z">
            <text:p/>
          </draw:path>
          <draw:path draw:style-name="gr2" draw:text-style-name="P2" draw:layer="layout" svg:width="0.217cm" svg:height="0.309cm" svg:x="10.73cm" svg:y="12.319cm" svg:viewBox="0 0 218 310" svg:d="M106 13c0 0 2-6 2-7 0-2-2-6-8-6-8 0-45 3-57 4-3 0-9 2-9 10 0 7 6 7 12 7 20 0 20 3 20 6s0 6-1 10l-62 249c-3 7-3 8-3 10 0 5 6 14 16 14 11 0 17-10 20-19 0-2 20-79 21-85 32 3 58 13 58 36 0 1 0 4-2 8-1 7-1 9-1 14 0 32 26 46 47 46 43 0 56-67 56-68 0-6-6-6-7-6-6 0-7 3-9 11-5 19-17 50-40 50-11 0-14-11-14-23 0-7 0-8 1-20 2-1 3-8 3-14 0-38-53-45-72-45 13-9 29-23 38-30 21-21 44-41 69-41 5 0 11 1 14 5-19 3-23 17-23 25 0 9 9 17 19 17 11 0 24-10 24-29 0-14-10-31-34-31-25 0-48 18-71 38-18 19-33 32-51 40z">
            <text:p/>
          </draw:path>
          <draw:path draw:style-name="gr2" draw:text-style-name="P2" draw:layer="layout" svg:width="0.244cm" svg:height="0.286cm" svg:x="11.023cm" svg:y="12.37cm" svg:viewBox="0 0 245 287" svg:d="M228 154c7 0 17 0 17-10 0-12-10-12-17-12h-206c7-62 61-111 130-111h76c7 0 17 0 17-10 0-11-10-11-17-11h-77c-84 0-151 64-151 144 0 81 69 143 151 143h77c7 0 17 0 17-11 0-10-10-10-17-10h-76c-69 0-123-49-130-112z">
            <text:p/>
          </draw:path>
          <draw:path draw:style-name="gr2" draw:text-style-name="P2" draw:layer="layout" svg:width="0.343cm" svg:height="0.307cm" svg:x="11.346cm" svg:y="12.325cm" svg:viewBox="0 0 344 308" svg:d="M152 31c3-13 3-14 13-15h29c41 0 92 0 92 45 0 19-9 46-29 61-19 14-46 22-76 22h-58zM232 151c52-13 99-44 99-83 0-38-45-68-109-68h-136c-9 0-14 0-14 10 0 6 5 6 14 6 0 0 9 0 17 1 9 0 10 1 10 6 0 1 0 3-1 10l-60 233c-3 14-5 18-39 18-7 0-13 0-13 9 0 4 3 7 7 7 9 0 19-1 27-1 9 0 22 0 29 0 10 0 20 0 29 0 10 0 20 1 30 1 1 0 9 0 9-9 0-7-5-7-15-7-7 0-8 0-17-1-9-2-9-2-9-6 0-1 0-4 2-10l27-111h60c39 0 55 19 55 39 0 5-3 21-6 31-6 20-7 27-7 34 0 36 33 48 65 48 41 0 58-42 58-51 0-1 0-5-7-5-6 0-7 2-8 7-6 20-22 38-41 38-11 0-20-6-20-30 0-10 3-32 5-45 1-12 1-16 1-20 0-6 0-20-11-33-9-10-22-15-31-18z">
            <text:p/>
          </draw:path>
          <draw:path draw:style-name="gr2" draw:text-style-name="P2" draw:layer="layout" svg:width="0.84cm" svg:height="0.875cm" svg:x="10.598cm" svg:y="12.839cm" svg:viewBox="0 0 841 876" svg:d="M763 876l78-201h-16c-24 66-92 108-165 127-13 3-75 20-197 20h-380l322-374c4-4 5-7 5-10 0-2 0-3-4-10l-294-398h346c84 0 142 8 147 10 35 5 89 15 140 47 15 10 58 38 80 89h16l-78-176h-746c-14 0-14 0-17 4 0 2 0 14 0 22l334 452-327 379c-7 9-7 12-7 12 0 7 6 7 17 7z">
            <text:p/>
          </draw:path>
          <draw:path draw:style-name="gr2" draw:text-style-name="P2" draw:layer="layout" svg:width="0.194cm" svg:height="0.38cm" svg:x="10.7cm" svg:y="13.894cm" svg:viewBox="0 0 195 381" svg:d="M195 17c0-8-6-17-17-17-13 0-26 13-26 24 0 7 6 17 19 17 11 0 24-11 24-24zM100 313c-7 30-30 55-57 55-6 0-10-1-16-3 12-5 16-15 16-22 0-10-9-16-17-16-15 0-26 11-26 26 0 17 17 28 44 28 26 0 79-16 92-70l40-157c2-5 3-9 3-15 0-24-21-41-48-41-49 0-78 60-78 67 0 6 7 6 7 6 6 0 6-2 10-9 10-26 33-53 59-53 12 0 16 8 16 22 0 5-2 11-2 14z">
            <text:p/>
          </draw:path>
          <draw:path draw:style-name="gr2" draw:text-style-name="P2" draw:layer="layout" svg:width="0.056cm" svg:height="0.135cm" svg:x="10.957cm" svg:y="14.134cm" svg:viewBox="0 0 57 136" svg:d="M44 44c0 24-4 53-34 81-3 2-4 3-4 4 0 5 4 7 7 7 6 0 44-35 44-88 0-27-11-48-31-48-15 0-26 11-26 26 0 14 10 25 26 25 11 0 18-7 18-7z">
            <text:p/>
          </draw:path>
          <draw:path draw:style-name="gr2" draw:text-style-name="P2" draw:layer="layout" svg:width="0.217cm" svg:height="0.309cm" svg:x="11.09cm" svg:y="13.88cm" svg:viewBox="0 0 218 310" svg:d="M106 13c0 0 2-6 2-7 0-2-2-6-8-6-8 0-45 3-57 4-3 0-9 2-9 10 0 7 6 7 12 7 20 0 20 3 20 6s0 6-1 10l-62 249c-3 7-3 8-3 10 0 5 6 14 16 14 11 0 17-10 20-19 0-2 20-79 21-85 32 3 58 13 58 36 0 1 0 4-2 8-1 7-1 9-1 14 0 32 26 46 47 46 43 0 56-67 56-68 0-6-6-6-7-6-6 0-7 3-9 11-5 19-17 50-40 50-11 0-14-11-14-23 0-7 0-8 1-20 2-1 3-8 3-14 0-38-53-45-72-45 13-9 29-23 38-30 21-21 44-41 69-41 5 0 11 1 14 5-19 3-23 17-23 25 0 9 9 17 19 17 11 0 24-10 24-29 0-14-10-31-34-31-25 0-48 18-71 38-18 19-33 32-51 40z">
            <text:p/>
          </draw:path>
          <draw:path draw:style-name="gr2" draw:text-style-name="P2" draw:layer="layout" svg:width="0.458cm" svg:height="0.427cm" svg:x="11.824cm" svg:y="13.006cm" svg:viewBox="0 0 459 428" svg:d="M356 71l8-8c19-19 41-40 84-43 5-2 11-2 11-13 0-4-3-7-7-7-17 0-36 1-52 1-21 0-43-1-64-1-3 0-12 0-12 11 0 7 6 9 10 9 5 0 23 1 23 14 0 10-16 27-17 30l-148 168-69-187c-4-8-4-9-4-11 0-14 32-14 37-14 9 0 16 0 16-13 0-7-7-7-10-7-17 0-62 1-79 1-16 0-56-1-72-1-2 0-11 0-11 13 0 7 6 7 14 7 39 0 41 6 46 21l79 206c0 2 2 9 2 10 0 2-25 103-29 114-7 36-9 37-59 37-11 0-17 0-17 13 0 7 7 7 8 7 19 0 62-2 81-2 17 0 63 2 80 2 4 0 13 0 13-13 0-7-6-7-19-7-1 0-12 0-23 0-14-1-17-3-17-11 0-5 6-26 9-39l21-88c3-13 5-14 9-20z">
            <text:p/>
          </draw:path>
          <draw:path draw:style-name="gr2" draw:text-style-name="P2" draw:layer="layout" svg:width="0.147cm" svg:height="0.624cm" svg:x="12.37cm" svg:y="12.964cm" svg:viewBox="0 0 148 625" svg:d="M148 620c0-2 0-3-12-14-79-79-99-197-99-293 0-108 25-218 102-296 9-7 9-8 9-11 0-5-3-6-7-6-6 0-64 43-101 122-33 68-40 138-40 191 0 49 7 125 42 196 38 77 93 116 99 116 4 0 7-1 7-5z">
            <text:p/>
          </draw:path>
          <draw:path draw:style-name="gr2" draw:text-style-name="P2" draw:layer="layout" svg:width="0.167cm" svg:height="0.42cm" svg:x="12.571cm" svg:y="13.02cm" svg:viewBox="0 0 168 421" svg:d="M162 23c0-13-8-23-23-23-17 0-34 16-34 33 0 12 8 22 24 22 14 0 33-14 33-32zM113 259c9-19 9-20 15-37 5-13 8-22 8-33 0-28-20-51-53-51-59 0-83 89-83 95 0 7 6 7 7 7 7 0 7-1 10-11 17-60 43-78 65-78 6 0 16 0 16 20 0 14-5 27-8 32-4 17-33 90-43 117-7 15-14 37-14 50 0 29 22 51 52 51 60 0 83-91 83-97s-6-6-7-6c-7 0-7 2-10 12-12 40-33 78-65 78-11 0-16-7-16-21 0-16 5-25 19-63z">
            <text:p/>
          </draw:path>
          <draw:path draw:style-name="gr2" draw:text-style-name="P2" draw:layer="layout" svg:width="0.074cm" svg:height="0.187cm" svg:x="12.825cm" svg:y="13.367cm" svg:viewBox="0 0 75 188" svg:d="M75 65c0-41-16-65-41-65-21 0-34 16-34 33s13 34 34 34c8 0 16-3 22-9 3-1 3-1 4-1 0 0 2 0 2 8 0 47-23 86-45 106-7 7-7 8-7 10 0 5 3 7 7 7 7 0 58-49 58-123z">
            <text:p/>
          </draw:path>
          <draw:path draw:style-name="gr2" draw:text-style-name="P2" draw:layer="layout" svg:width="0.259cm" svg:height="0.541cm" svg:x="13.042cm" svg:y="13.02cm" svg:viewBox="0 0 260 542" svg:d="M260 23c0-13-9-23-25-23-14 0-33 14-33 33 0 12 9 22 23 22 17 0 35-15 35-32zM132 445c-11 48-42 84-77 84-5 0-13 0-25-6 19-4 29-21 29-34 0-10-7-21-25-21-15 0-34 12-34 35 0 26 26 39 56 39 44 0 103-33 119-94l59-231c3-12 3-21 3-22 0-36-28-59-59-59-65 0-101 91-101 97 0 7 6 7 8 7 5 0 7-1 11-13 16-38 46-76 80-76 9 0 21 3 21 28 0 16-2 21-5 33z">
            <text:p/>
          </draw:path>
          <draw:path draw:style-name="gr2" draw:text-style-name="P2" draw:layer="layout" svg:width="0.147cm" svg:height="0.624cm" svg:x="13.382cm" svg:y="12.964cm" svg:viewBox="0 0 148 625" svg:d="M148 313c0-49-7-124-42-195-39-77-93-118-100-118-3 0-6 3-6 6s0 4 11 15c64 61 99 161 99 292 0 106-22 217-101 295-9 9-9 10-9 12 0 4 3 5 6 5 7 0 64-42 102-122 33-68 40-138 40-190z">
            <text:p/>
          </draw:path>
          <draw:path draw:style-name="gr2" draw:text-style-name="P2" draw:layer="layout" svg:width="0.419cm" svg:height="0.427cm" svg:x="13.627cm" svg:y="13.006cm" svg:viewBox="0 0 420 428" svg:d="M419 16c0-3 1-6 1-10 0-6-2-6-15-6h-267c-15 0-16 0-20 13l-35 112c-1 3-1 7-1 9 0 1 0 7 7 7 6 0 7-5 9-6 24-74 57-115 155-115h103l-353 391c0 1-3 10-3 11 0 6 4 6 16 6h275c15 0 16 0 19-13l46-138c0-3 3-7 3-10s-3-7-9-7-7 3-11 16c-28 85-58 131-165 131h-109z">
            <text:p/>
          </draw:path>
          <draw:path draw:style-name="gr2" draw:text-style-name="P2" draw:layer="layout" svg:width="0.147cm" svg:height="0.624cm" svg:x="14.129cm" svg:y="12.964cm" svg:viewBox="0 0 148 625" svg:d="M148 620c0-2 0-3-12-14-79-79-99-197-99-293 0-108 25-218 102-296 9-7 9-8 9-11 0-5-3-6-7-6-6 0-64 43-101 122-33 68-40 138-40 191 0 49 7 125 42 196 38 77 93 116 99 116 4 0 7-1 7-5z">
            <text:p/>
          </draw:path>
          <draw:path draw:style-name="gr2" draw:text-style-name="P2" draw:layer="layout" svg:width="0.286cm" svg:height="0.441cm" svg:x="14.346cm" svg:y="13cm" svg:viewBox="0 0 287 442" svg:d="M146 7c0-1 0-7-7-7-14 0-62 6-77 6-6 1-13 1-13 12 0 9 6 9 16 9 30 0 31 4 31 10l-1 13-92 361c-3 8-3 10-3 13 0 15 13 18 19 18 8 0 17-6 21-14 3-4 32-121 36-137 22 2 73 12 73 53 0 4 0 7-3 14 0 7-1 14-1 22 0 37 24 62 57 62 20 0 36-10 51-34 15-27 22-61 22-63 0-7-5-7-7-7-7 0-7 3-8 12-13 47-28 78-56 78-12 0-20-7-20-30 0-10 3-24 5-34 2-11 2-14 2-20 0-41-39-58-93-65 20-12 40-32 54-47 30-33 59-60 90-60 5 0 5 0 6 0 7 1 9 1 13 6 2 0 2 1 3 1-30 3-36 27-36 34 0 10 7 23 25 23 15 0 34-14 34-38 0-19-14-40-43-40-17 0-47 5-92 55-21 24-47 49-70 59z">
            <text:p/>
          </draw:path>
          <draw:path draw:style-name="gr2" draw:text-style-name="P2" draw:layer="layout" svg:width="0.074cm" svg:height="0.187cm" svg:x="14.715cm" svg:y="13.367cm" svg:viewBox="0 0 75 188" svg:d="M75 65c0-41-16-65-41-65-21 0-34 16-34 33s13 34 34 34c8 0 16-3 22-9 3-1 3-1 4-1 0 0 2 0 2 8 0 47-23 86-45 106-7 7-7 8-7 10 0 5 3 7 7 7 7 0 58-49 58-123z">
            <text:p/>
          </draw:path>
          <draw:path draw:style-name="gr2" draw:text-style-name="P2" draw:layer="layout" svg:width="0.135cm" svg:height="0.441cm" svg:x="14.967cm" svg:y="13cm" svg:viewBox="0 0 136 442" svg:d="M136 7c0-1 0-7-8-7-15 0-61 6-78 6-4 1-11 1-11 14 0 7 5 7 16 7 30 0 30 4 30 10l-2 13-80 312c-2 8-3 12-3 22 0 35 29 58 57 58 22 0 38-13 49-35 12-25 19-60 19-62 0-7-6-7-7-7-8 0-8 3-10 12-10 41-23 78-48 78-20 0-20-20-20-29 0-15 2-18 4-29z">
            <text:p/>
          </draw:path>
          <draw:path draw:style-name="gr2" draw:text-style-name="P2" draw:layer="layout" svg:width="0.147cm" svg:height="0.624cm" svg:x="15.177cm" svg:y="12.964cm" svg:viewBox="0 0 148 625" svg:d="M148 313c0-49-7-124-42-195-39-77-93-118-100-118-3 0-6 3-6 6s0 4 11 15c64 61 99 161 99 292 0 106-22 217-101 295-9 9-9 10-9 12 0 4 3 5 6 5 7 0 64-42 102-122 33-68 40-138 40-190z">
            <text:p/>
          </draw:path>
          <draw:path draw:style-name="gr2" draw:text-style-name="P2" draw:layer="layout" svg:width="0.419cm" svg:height="0.147cm" svg:x="15.596cm" svg:y="13.203cm" svg:viewBox="0 0 420 148" svg:d="M399 26c10 0 21 0 21-13s-11-13-20-13h-378c-11 0-22 0-22 13s11 13 22 13zM400 148c9 0 20 0 20-13s-11-13-21-13h-377c-11 0-22 0-22 13s11 13 22 13z">
            <text:p/>
          </draw:path>
        </draw:g>
        <draw:g>
          <svg:title>TexMaths</svg:title>
          <svg:desc>22§display§R = \{ 0,1\}§svg§600§FALSE§</svg:desc>
          <draw:polygon draw:style-name="gr1" draw:text-style-name="P1" draw:layer="layout" svg:width="3.515cm" svg:height="0.773cm" svg:x="17.957cm" svg:y="11.709cm" svg:viewBox="0 0 3516 774" draw:points="1758,774 0,774 0,0 3516,0 3516,774">
            <text:p/>
          </draw:polygon>
          <draw:path draw:style-name="gr2" draw:text-style-name="P2" draw:layer="layout" svg:width="0.553cm" svg:height="0.546cm" svg:x="17.989cm" svg:y="11.76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2 0 75-1 98-1 21 0 76 1 99 1 5 0 14 0 14-15 0-9-6-9-21-9-29 0-50 0-50-14 0-4 0-7 2-13l51-205h92c70 0 84 44 84 70 0 12-5 37-10 55-6 21-13 49-13 65 0 84 93 84 104 84 65 0 93-79 93-90 0-8-8-8-10-8-7 0-7 5-9 10-19 58-53 70-70 70-27 0-32-17-32-47 0-25 5-63 7-88 2-11 3-26 3-37 0-60-51-83-72-91z">
            <text:p/>
          </draw:path>
          <draw:path draw:style-name="gr2" draw:text-style-name="P2" draw:layer="layout" svg:width="0.515cm" svg:height="0.182cm" svg:x="18.809cm" svg:y="12.005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275cm" svg:height="0.773cm" svg:x="19.636cm" svg:y="11.709cm" svg:viewBox="0 0 276 774" svg:d="M164 104c0-32 21-81 105-86 4-2 7-6 7-9 0-9-7-9-14-9-79 0-149 39-149 97v176c0 31 0 56-32 81-26 22-56 24-74 24-3 2-7 5-7 9 0 9 5 9 12 9 51 3 88 31 97 68 4 9 4 11 4 39v153c0 32 0 58 37 86 29 23 81 32 112 32 7 0 14 0 14-9 0-7-5-7-12-7-49-3-88-28-97-68-3-7-3-9-3-36v-163c0-35-6-49-30-74-18-16-41-23-62-30 64-18 92-53 92-99z">
            <text:p/>
          </draw:path>
          <draw:path draw:style-name="gr2" draw:text-style-name="P2" draw:layer="layout" svg:width="0.326cm" svg:height="0.532cm" svg:x="19.998cm" svg:y="11.77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20.421cm" svg:y="12.20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20.766cm" svg:y="11.774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275cm" svg:height="0.773cm" svg:x="21.14cm" svg:y="11.709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</draw:g>
        <draw:g>
          <svg:title>TexMaths</svg:title>
          <svg:desc>22§display§R§svg§600§FALSE§</svg:desc>
          <draw:polygon draw:style-name="gr1" draw:text-style-name="P1" draw:layer="layout" svg:width="0.593cm" svg:height="0.529cm" svg:x="14.478cm" svg:y="11.72cm" svg:viewBox="0 0 594 530" draw:points="297,530 0,530 0,0 594,0 594,530">
            <text:p/>
          </draw:polygon>
          <draw:path draw:style-name="gr2" draw:text-style-name="P2" draw:layer="layout" svg:width="0.553cm" svg:height="0.547cm" svg:x="14.51cm" svg:y="11.72cm" svg:viewBox="0 0 554 548" svg:d="M258 53c6-18 7-27 23-28 7 0 32 0 46 0 56 0 142 0 142 75 0 27-12 81-44 111-19 20-59 44-130 44h-86zM371 266c77-18 170-70 170-150 0-67-70-116-172-116h-220c-15 0-22 0-22 16 0 9 7 9 21 9 1 0 15 0 29 1 15 0 22 2 22 13 0 2-2 5-4 14l-104 417c-7 30-8 36-70 36-14 0-21 0-21 16 0 8 9 8 11 8 22 0 75-1 98-1 21 0 76 1 98 1 6 0 14 0 14-15 0-9-5-9-21-9-28 0-49 0-49-14 0-4 0-7 2-13l51-206h91c71 0 85 44 85 71 0 12-6 37-11 54-5 21-12 50-12 65 0 85 93 85 103 85 65 0 94-79 94-90 0-9-9-9-11-9-7 0-7 6-9 11-19 58-52 70-70 70-26 0-32-17-32-47 0-25 6-64 7-88 2-11 4-27 4-37 0-60-51-83-72-92z">
            <text:p/>
          </draw:path>
        </draw:g>
        <draw:g>
          <svg:title>TexMaths</svg:title>
          <svg:desc>22§display§ Y(i, 0)Z(0,l)+Y(i, 0)Z(1,l)+Y(i, 1)Z(0,l)+Y(i, 1)Z(1,l)§svg§600§FALSE§</svg:desc>
          <draw:polygon draw:style-name="gr1" draw:text-style-name="P1" draw:layer="layout" svg:width="20.353cm" svg:height="0.773cm" svg:x="3.81cm" svg:y="14.274cm" svg:viewBox="0 0 20354 774" draw:points="10178,774 0,774 0,0 20354,0 20354,774">
            <text:p/>
          </draw:polygon>
          <draw:path draw:style-name="gr2" draw:text-style-name="P2" draw:layer="layout" svg:width="0.562cm" svg:height="0.528cm" svg:x="3.836cm" svg:y="14.32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4.507cm" svg:y="1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4.753cm" svg:y="14.34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5.065cm" svg:y="14.77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5.371cm" svg:y="14.33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5.772cm" svg:y="1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6.073cm" svg:y="14.32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6.688cm" svg:y="1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6.943cm" svg:y="14.33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7.365cm" svg:y="14.77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7.677cm" svg:y="14.31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7.934cm" svg:y="1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16cm" svg:x="8.405cm" svg:y="14.4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9.162cm" svg:y="14.32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9.831cm" svg:y="1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10.079cm" svg:y="14.34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0.389cm" svg:y="14.77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10.697cm" svg:y="14.33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11.096cm" svg:y="1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1.397cm" svg:y="14.32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2.013cm" svg:y="1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12.30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12.691cm" svg:y="14.77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3.001cm" svg:y="14.31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3.257cm" svg:y="1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16cm" svg:x="13.729cm" svg:y="14.4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14.486cm" svg:y="14.32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15.156cm" svg:y="1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15.403cm" svg:y="14.34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5.713cm" svg:y="14.77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16.059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16.42cm" svg:y="1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6.723cm" svg:y="14.32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7.337cm" svg:y="1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17.591cm" svg:y="14.33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18.015cm" svg:y="14.77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8.326cm" svg:y="14.31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8.581cm" svg:y="1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16cm" svg:x="19.053cm" svg:y="14.4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19.81cm" svg:y="14.32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20.48cm" svg:y="1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20.727cm" svg:y="14.34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21.037cm" svg:y="14.77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21.383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21.746cm" svg:y="1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22.047cm" svg:y="14.32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22.661cm" svg:y="1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22.95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23.339cm" svg:y="14.77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23.65cm" svg:y="14.31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23.905cm" svg:y="1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svg:title>TexMaths</svg:title>
          <svg:desc>28§display§W( i,j,l) = X(i) + \sum_{j,k}^{j ,k \in R} Y(i,j)Z(k,l) \delta_{jk} §svg§600§FALSE§</svg:desc>
          <draw:polygon draw:style-name="gr1" draw:text-style-name="P1" draw:layer="layout" svg:width="17.393cm" svg:height="3.075cm" svg:x="4.094cm" svg:y="1.524cm" svg:viewBox="0 0 17394 3076" draw:points="8698,3076 0,3076 0,0 17394,0 17394,3076">
            <text:p/>
          </draw:polygon>
          <draw:path draw:style-name="gr2" draw:text-style-name="P2" draw:layer="layout" svg:width="0.978cm" svg:height="0.696cm" svg:x="4.148cm" svg:y="2.606cm" svg:viewBox="0 0 979 697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1 38 497c0 22 3 27 16 27 11 0 18-11 22-20z">
            <text:p/>
          </draw:path>
          <draw:path draw:style-name="gr2" draw:text-style-name="P2" draw:layer="layout" svg:width="0.23cm" svg:height="0.985cm" svg:x="5.257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5.572cm" svg:y="2.629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5.967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6.307cm" svg:y="2.629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115cm" svg:height="0.295cm" svg:x="6.811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7.208cm" svg:y="2.597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7.532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232cm" svg:x="8.189cm" svg:y="2.918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199cm" svg:y="2.606cm" svg:viewBox="0 0 813 674" svg:d="M452 269l-82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5c5 12 7 14 7 16 0 7-20 25-58 27-11 2-20 2-20 20 0 11 11 11 15 11 27 0 97-2 123-2 25 0 86 2 110 2 7 0 20 0 20-18 0-13-11-13-18-13-67 0-69-2-85-43-38-91-105-246-127-304 67-70 170-188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5cm" svg:x="10.162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0.476cm" svg:y="2.629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23cm" svg:height="0.985cm" svg:x="10.841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58cm" svg:x="11.441cm" svg:y="2.70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" draw:text-style-name="P2" draw:layer="layout" svg:width="0.304cm" svg:height="0.599cm" svg:x="12.371cm" svg:y="1.54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2.772cm" svg:y="1.923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2.98cm" svg:y="1.524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382cm" svg:height="0.452cm" svg:x="13.437cm" svg:y="1.6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" draw:text-style-name="P2" draw:layer="layout" svg:width="0.537cm" svg:height="0.485cm" svg:x="13.941cm" svg:y="1.533cm" svg:viewBox="0 0 538 486" svg:d="M237 49c5-20 5-22 21-24h44c65 0 144 0 144 71 0 29-14 72-45 97-29 22-72 33-119 33h-89zM363 237c81-20 154-69 154-129 0-61-71-108-170-108h-213c-13 0-22 0-22 16 0 9 9 9 22 9 0 0 14 0 27 2 14 0 16 2 16 9 0 2 0 4-2 16l-94 367c-5 22-7 29-61 29-11 0-20 0-20 14 0 6 4 11 11 11 14 0 29-2 43-2 13 0 33 0 45 0 15 0 31 0 44 0 16 0 32 2 47 2 3 0 14 0 14-14 0-11-7-11-23-11-11 0-13 0-26-2-14-2-14-2-14-9 0-2 0-7 2-16l43-175h94c60 0 85 30 85 61 0 9-4 34-9 49-9 32-11 43-11 54 0 56 51 76 101 76 65 0 92-67 92-80 0-3 0-9-12-9-9 0-11 4-13 11-9 31-34 60-63 60-18 0-31-9-31-47 0-15 4-51 7-71 2-18 2-25 2-32 0-9 0-31-18-51-14-16-34-25-47-30z">
            <text:p/>
          </draw:path>
          <draw:path draw:style-name="gr2" draw:text-style-name="P2" draw:layer="layout" svg:width="1.312cm" svg:height="1.379cm" svg:x="12.774cm" svg:y="2.344cm" svg:viewBox="0 0 1313 1380" svg:d="M1192 1380l121-316h-25c-38 103-143 171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" draw:text-style-name="P2" draw:layer="layout" svg:width="0.304cm" svg:height="0.599cm" svg:x="12.935cm" svg:y="4.007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3.334cm" svg:y="4.385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3.543cm" svg:y="3.984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716cm" svg:height="0.673cm" svg:x="14.687cm" svg:y="2.606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1 11 11 13 11 30 0 97-2 126-2 27 0 98 2 125 2 7 0 20 0 20-20 0-11-8-11-29-11-2 0-20 0-35 0-23-2-27-4-27-18 0-7 9-40 13-60l34-139c4-20 6-23 13-32z">
            <text:p/>
          </draw:path>
          <draw:path draw:style-name="gr2" draw:text-style-name="P2" draw:layer="layout" svg:width="0.23cm" svg:height="0.985cm" svg:x="15.541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5.854cm" svg:y="2.629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16.251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16.589cm" svg:y="2.629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23cm" svg:height="0.985cm" svg:x="17.12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73cm" svg:x="17.505cm" svg:y="2.606cm" svg:viewBox="0 0 656 674" svg:d="M654 25c0-5 2-9 2-16 0-9-4-9-24-9h-417c-22 0-25 0-31 20l-54 177c-2 5-2 11-2 14 0 2 0 11 11 11 9 0 11-7 13-9 38-117 90-182 242-182h162l-552 617c0 2-4 15-4 17 0 9 7 9 25 9h430c22 0 24 0 29-20l72-217c0-5 4-11 4-16 0-4-4-11-13-11s-12 5-18 25c-43 134-90 206-258 206h-170z">
            <text:p/>
          </draw:path>
          <draw:path draw:style-name="gr2" draw:text-style-name="P2" draw:layer="layout" svg:width="0.23cm" svg:height="0.985cm" svg:x="18.287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447cm" svg:height="0.696cm" svg:x="18.625cm" svg:y="2.597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" draw:text-style-name="P2" draw:layer="layout" svg:width="0.115cm" svg:height="0.295cm" svg:x="19.201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19.595cm" svg:y="2.597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19.922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404cm" svg:height="0.714cm" svg:x="20.29cm" svg:y="2.579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5-38 230-130 230-54 0-97-42-97-116 0-63 39-249 171-285z">
            <text:p/>
          </draw:path>
          <draw:path draw:style-name="gr2" draw:text-style-name="P2" draw:layer="layout" svg:width="0.304cm" svg:height="0.599cm" svg:x="20.686cm" svg:y="2.969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339cm" svg:height="0.487cm" svg:x="21.103cm" svg:y="2.949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draw:frame draw:style-name="gr3" draw:text-style-name="P3" draw:layer="layout" svg:width="19.101cm" svg:height="5.939cm" svg:x="2.692cm" svg:y="10.718cm">
          <draw:text-box>
            <text:p/>
            <text:p>The <text:s/><text:s text:c="2"/><text:s text:c="2"/><text:s text:c="2"/><text:s/>constrains the indices <text:s/>according to</text:p>
            <text:p/>
            <text:p/>
            <text:p/>
            <text:p/>
            <text:p/>
            <text:p>So</text:p>
          </draw:text-box>
        </draw:frame>
        <draw:g>
          <svg:title>TexMaths</svg:title>
          <svg:desc>22§display§\delta_{jk} = 
\begin{cases}
1 \text{ \ \ \ if \ \ \ } j == k \\
0 \text{ \ \ \   otherwise } \\
\end{cases}§svg§600§FALSE§</svg:desc>
          <draw:polygon draw:style-name="gr1" draw:text-style-name="P1" draw:layer="layout" svg:width="7.987cm" svg:height="2.32cm" svg:x="9.753cm" svg:y="12.904cm" svg:viewBox="0 0 7988 2321" draw:points="3993,2321 0,2321 0,0 7988,0 7988,2321">
            <text:p/>
          </draw:polygon>
          <draw:path draw:style-name="gr2" draw:text-style-name="P2" draw:layer="layout" svg:width="0.318cm" svg:height="0.56cm" svg:x="9.785cm" svg:y="13.706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3 0 52-30 182-102 182-42 0-75-34-75-92 0-49 29-195 133-223z">
            <text:p/>
          </draw:path>
          <draw:path draw:style-name="gr2" draw:text-style-name="P2" draw:layer="layout" svg:width="0.238cm" svg:height="0.471cm" svg:x="10.096cm" svg:y="14.014cm" svg:viewBox="0 0 239 472" svg:d="M239 21c0-10-7-21-21-21-16 0-31 16-31 30 0 9 7 21 22 21s30-14 30-30zM123 387c-9 37-37 69-70 69-7 0-13-2-20-4 15-7 20-19 20-28 0-12-11-19-21-19-18 0-32 14-32 31 0 22 21 36 55 36 31 0 96-20 112-87l49-195c2-5 4-11 4-18 0-29-26-51-60-51-60 0-95 74-95 83 0 7 9 7 9 7 7 0 7-2 12-10 13-32 41-66 72-66 14 0 20 9 20 27 0 7-2 14-2 17z">
            <text:p/>
          </draw:path>
          <draw:path draw:style-name="gr2" draw:text-style-name="P2" draw:layer="layout" svg:width="0.266cm" svg:height="0.383cm" svg:x="10.424cm" svg:y="13.997cm" svg:viewBox="0 0 267 384" svg:d="M130 16c0 0 2-7 2-9s-2-7-9-7c-10 0-56 4-70 5-4 0-11 2-11 13 0 8 7 8 14 8 25 0 25 4 25 7 0 4 0 7-2 13l-75 308c-4 8-4 10-4 12 0 7 7 18 19 18 14 0 21-13 25-23 0-4 25-99 26-106 39 4 71 16 71 44 0 2 0 5-2 11-2 8-2 10-2 17 0 39 32 57 58 57 53 0 69-83 69-85 0-7-7-7-9-7-7 0-9 4-10 14-7 23-21 62-50 62-14 0-17-14-17-28 0-9 0-11 2-25 1-2 3-11 3-18 0-47-65-56-88-56 16-10 35-28 46-37 26-26 54-51 84-51 7 0 14 2 18 7-23 4-28 21-28 30 0 12 10 21 23 21 14 0 29-12 29-35 0-18-12-39-42-39s-58 23-86 48c-23 23-40 38-63 49z">
            <text:p/>
          </draw:path>
          <draw:path draw:style-name="gr2" draw:text-style-name="P2" draw:layer="layout" svg:width="0.515cm" svg:height="0.182cm" svg:x="11.022cm" svg:y="13.974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4cm" svg:height="2.32cm" svg:x="11.907cm" svg:y="12.904cm" svg:viewBox="0 0 401 2321" svg:d="M238 1445c0-87-58-217-194-285 84-44 185-134 194-280v-4-536c0-64 0-78 7-108 14-61 51-137 149-195 7-5 7-5 7-19 0-18 0-18-17-18-14 0-16 0-37 12-175 99-183 243-183 270v550c0 55 0 118-41 189-37 63-77 95-111 118-12 7-12 8-12 21 0 14 0 14 7 19 65 42 137 111 153 238 4 17 4 19 4 28v593c0 63 38 193 188 272 18 11 19 11 32 11 17 0 17-2 17-19 0-13 0-14-3-16-34-21-136-81-157-217-3-19-3-21-3-31z">
            <text:p/>
          </draw:path>
          <draw:path draw:style-name="gr2" draw:text-style-name="P2" draw:layer="layout" svg:width="0.256cm" svg:height="0.516cm" svg:x="12.486cm" svg:y="13.215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66cm" svg:height="0.518cm" svg:x="13.861cm" svg:y="13.2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2" draw:text-style-name="P2" draw:layer="layout" svg:width="0.251cm" svg:height="0.546cm" svg:x="14.075cm" svg:y="13.184cm" svg:viewBox="0 0 252 547" svg:d="M111 213v-90c0-68 37-105 72-105 2 0 12 0 25 5-9 3-23 12-23 32 0 17 12 33 33 33 23 0 34-16 34-33 0-29-28-55-69-55-55 0-121 40-121 123v90h-62v23h62v251c0 36-9 36-62 36v24c32-2 67-3 90-3 31 0 67 0 98 3v-24h-16c-58 0-59-9-59-37v-250h89v-23z">
            <text:p/>
          </draw:path>
          <draw:path draw:style-name="gr2" draw:text-style-name="P2" draw:layer="layout" svg:width="0.318cm" svg:height="0.669cm" svg:x="15.307cm" svg:y="13.219cm" svg:viewBox="0 0 319 670" svg:d="M319 28c0-16-11-28-30-28-18 0-41 18-41 40 0 16 11 29 28 29 21 0 43-20 43-41zM162 551c-14 60-51 104-95 104-5 0-16 0-30-7 23-6 35-27 35-43 0-12-9-26-30-26-19 0-42 16-42 44 0 32 32 47 69 47 54 0 126-40 146-116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515cm" svg:height="0.182cm" svg:x="15.937cm" svg:y="13.44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515cm" svg:height="0.182cm" svg:x="16.539cm" svg:y="13.44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351cm" svg:height="0.546cm" svg:x="17.354cm" svg:y="13.193cm" svg:viewBox="0 0 352 547" svg:d="M180 9c0-2 0-9-9-9-18 0-76 7-95 7-7 2-16 2-16 16 0 10 7 10 19 10 37 0 39 6 39 13l-2 16-112 447c-4 10-4 12-4 15 0 20 16 23 23 23 10 0 21-7 26-17 4-6 39-150 44-169 27 1 90 14 90 65 0 5 0 9-3 17 0 9-2 18-2 27 0 46 30 77 70 77 25 0 44-12 62-42 19-33 28-76 28-77 0-9-7-9-9-9-9 0-9 3-10 14-16 58-34 97-69 97-14 0-25-9-25-37 0-13 4-30 7-43 2-14 2-17 2-24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2" draw:text-style-name="P2" draw:layer="layout" svg:width="0.326cm" svg:height="0.532cm" svg:x="12.447cm" svg:y="14.328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2" draw:text-style-name="P2" draw:layer="layout" svg:width="0.344cm" svg:height="0.356cm" svg:x="13.857cm" svg:y="14.49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2" draw:text-style-name="P2" draw:layer="layout" svg:width="0.244cm" svg:height="0.485cm" svg:x="14.237cm" svg:y="14.368cm" svg:viewBox="0 0 245 486" svg:d="M120 167h111v-24h-111v-143h-20c0 63-24 146-100 150v17h67v213c0 97 72 106 100 106 55 0 78-55 78-106v-44h-21v44c0 56-23 86-52 86-52 0-52-70-52-84z">
            <text:p/>
          </draw:path>
          <draw:path draw:style-name="gr2" draw:text-style-name="P2" draw:layer="layout" svg:width="0.39cm" svg:height="0.537cm" svg:x="14.547cm" svg:y="14.306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2" draw:text-style-name="P2" draw:layer="layout" svg:width="0.3cm" svg:height="0.356cm" svg:x="14.975cm" svg:y="14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2" draw:text-style-name="P2" draw:layer="layout" svg:width="0.261cm" svg:height="0.342cm" svg:x="15.318cm" svg:y="14.502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2" draw:text-style-name="P2" draw:layer="layout" svg:width="0.53cm" svg:height="0.342cm" svg:x="15.612cm" svg:y="14.509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2" draw:text-style-name="P2" draw:layer="layout" svg:width="0.166cm" svg:height="0.518cm" svg:x="16.182cm" svg:y="14.3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2" draw:text-style-name="P2" draw:layer="layout" svg:width="0.254cm" svg:height="0.356cm" svg:x="16.396cm" svg:y="14.4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2" draw:text-style-name="P2" draw:layer="layout" svg:width="0.3cm" svg:height="0.356cm" svg:x="16.697cm" svg:y="14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delta_{jk}§svg§600§FALSE§</svg:desc>
          <draw:polygon draw:style-name="gr1" draw:text-style-name="P1" draw:layer="layout" svg:width="0.974cm" svg:height="0.76cm" svg:x="4.268cm" svg:y="11.622cm" svg:viewBox="0 0 975 761" draw:points="488,761 0,761 0,0 975,0 975,761">
            <text:p/>
          </draw:polygon>
          <draw:path draw:style-name="gr2" draw:text-style-name="P2" draw:layer="layout" svg:width="0.318cm" svg:height="0.561cm" svg:x="4.3cm" svg:y="11.61cm" svg:viewBox="0 0 319 562" svg:d="M172 213c-96 23-172 124-172 219 0 74 49 130 123 130 90 0 155-123 155-229 0-70-32-111-58-144-26-36-74-94-74-129 0-16 16-35 44-35 23 0 39 10 55 21 15 9 31 19 42 19 19 0 32-19 32-32 0-15-13-19-41-24-40-9-51-9-63-9-62 0-88 33-88 79 0 43 21 87 45 134zM181 229c20 37 44 79 44 134 0 51-30 182-102 182-42 0-75-34-75-92 0-49 29-196 133-224z">
            <text:p/>
          </draw:path>
          <draw:path draw:style-name="gr2" draw:text-style-name="P2" draw:layer="layout" svg:width="0.238cm" svg:height="0.471cm" svg:x="4.611cm" svg:y="11.917cm" svg:viewBox="0 0 239 472" svg:d="M239 21c0-10-7-21-21-21-16 0-31 16-31 30 0 9 7 21 22 21s30-14 30-30zM123 388c-9 37-37 68-70 68-7 0-13-1-20-3 15-7 20-19 20-28 0-13-11-20-21-20-18 0-32 14-32 32 0 21 21 35 55 35 31 0 96-19 112-86l49-196c2-5 4-10 4-17 0-30-26-51-60-51-60 0-95 74-95 82 0 7 9 7 9 7 7 0 7-1 12-10 13-32 41-65 72-65 14 0 20 9 20 26 0 7-2 14-2 18z">
            <text:p/>
          </draw:path>
          <draw:path draw:style-name="gr2" draw:text-style-name="P2" draw:layer="layout" svg:width="0.267cm" svg:height="0.383cm" svg:x="4.939cm" svg:y="11.901cm" svg:viewBox="0 0 268 384" svg:d="M130 16c0 0 2-7 2-9s-2-7-9-7c-10 0-56 4-70 5-4 0-11 2-11 13 0 8 7 8 14 8 25 0 25 4 25 7 0 4 0 8-2 13l-75 308c-4 9-4 11-4 13 0 7 7 17 19 17 14 0 21-12 25-23 0-3 25-98 26-105 39 3 71 15 71 44 0 1 0 5-2 10-2 9-2 11-2 18 0 39 32 56 58 56 53 0 69-83 69-84 0-7-7-7-9-7-7 0-9 3-10 14-7 23-21 61-50 61-14 0-17-14-17-28 0-9 0-10 2-25 1-1 3-10 3-17 0-48-65-57-88-57 16-10 35-28 46-37 26-26 54-51 84-51 7 0 14 2 18 7-23 4-28 22-28 30 0 13 10 21 23 21 14 0 30-12 30-35 0-17-13-39-43-39s-58 23-86 48c-23 23-40 39-63 49z">
            <text:p/>
          </draw:path>
        </draw:g>
        <draw:g>
          <svg:title>TexMaths</svg:title>
          <svg:desc>22§display§\sum_{j,k} ^{j,k\in R} Y(i,j) Z(k,l)\delta_{jk}= §svg§600§FALSE§</svg:desc>
          <draw:polygon draw:style-name="gr1" draw:text-style-name="P1" draw:layer="layout" svg:width="8.018cm" svg:height="2.416cm" svg:x="9.253cm" svg:y="16.078cm" svg:viewBox="0 0 8019 2417" draw:points="4010,2417 0,2417 0,0 8019,0 8019,2417">
            <text:p/>
          </draw:polygon>
          <draw:path draw:style-name="gr2" draw:text-style-name="P2" draw:layer="layout" svg:width="0.238cm" svg:height="0.471cm" svg:x="9.253cm" svg:y="16.096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9.568cm" svg:y="16.391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9.732cm" svg:y="16.07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3cm" svg:height="0.355cm" svg:x="10.091cm" svg:y="16.141cm" svg:viewBox="0 0 301 356" svg:d="M280 190c9 0 21 0 21-12 0-14-12-14-21-14h-254c9-78 76-138 161-138h93c9 0 21 0 21-12 0-14-12-14-21-14h-95c-102 0-185 79-185 178 0 100 84 178 185 178h95c9 0 21 0 21-15 0-12-12-12-21-12h-93c-85 0-152-60-161-139z">
            <text:p/>
          </draw:path>
          <draw:path draw:style-name="gr2" draw:text-style-name="P2" draw:layer="layout" svg:width="0.421cm" svg:height="0.381cm" svg:x="10.487cm" svg:y="16.085cm" svg:viewBox="0 0 422 382" svg:d="M187 39c3-16 3-18 15-20h36c51 0 112 0 112 57 0 23-10 56-35 75-23 18-56 27-93 27h-71zM285 187c63-16 122-55 122-103 0-47-57-84-134-84h-167c-11 0-18 0-18 12 0 7 7 7 18 7 0 0 10 0 21 2 10 0 12 2 12 7 0 2 0 4-2 12l-74 289c-3 18-5 23-47 23-9 0-16 0-16 11 0 5 4 8 9 8 10 0 23-1 33-1 11 0 27 0 35 0 13 0 25 0 36 0 12 0 24 1 37 1 1 0 10 0 10-10 0-9-5-9-17-9-9 0-11 0-22-2-10-1-10-1-10-7 0-2 0-5 2-12l33-137h74c48 0 67 23 67 47 0 7-4 27-7 39-7 25-9 33-9 42 0 44 41 60 79 60 51 0 72-53 72-63 0-2 0-7-8-7-7 0-9 3-11 8-7 25-26 48-49 48-14 0-25-7-25-37 0-12 4-41 5-56 2-14 2-20 2-25 0-7 0-25-14-41-10-12-26-19-37-22z">
            <text:p/>
          </draw:path>
          <draw:path draw:style-name="gr2" draw:text-style-name="P2" draw:layer="layout" svg:width="1.03cm" svg:height="1.083cm" svg:x="9.57cm" svg:y="16.722cm" svg:viewBox="0 0 1031 1084" svg:d="M936 1084l95-248h-19c-30 81-113 134-202 157-16 3-92 24-241 24h-467l394-463c6-5 7-8 7-12 0-2 0-3-5-12l-361-493h424c104 0 175 11 182 12 42 7 109 20 170 58 20 13 73 48 99 111h19l-95-218h-915c-17 0-17 0-21 5 0 2 0 18 0 27l410 559-401 470c-9 11-9 14-9 14 0 9 7 9 21 9z">
            <text:p/>
          </draw:path>
          <draw:path draw:style-name="gr2" draw:text-style-name="P2" draw:layer="layout" svg:width="0.238cm" svg:height="0.471cm" svg:x="9.695cm" svg:y="18.028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10.01cm" svg:y="18.326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10.174cm" svg:y="18.011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62cm" svg:height="0.529cm" svg:x="11.073cm" svg:y="16.928cm" svg:viewBox="0 0 563 530" svg:d="M437 88l10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3 0 1-29 126-35 140-9 44-10 46-72 46-14 0-21 0-21 16 0 9 9 9 11 9 22 0 75-2 98-2 21 0 78 2 99 2 5 0 16 0 16-16 0-9-8-9-23-9-2 0-16 0-29 0-17-2-21-3-21-14 0-5 7-32 11-47l26-110c4-15 6-17 11-24z">
            <text:p/>
          </draw:path>
          <draw:path draw:style-name="gr2" draw:text-style-name="P2" draw:layer="layout" svg:width="0.18cm" svg:height="0.773cm" svg:x="11.744cm" svg:y="16.8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205cm" svg:height="0.52cm" svg:x="11.99cm" svg:y="16.946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2" draw:text-style-name="P2" draw:layer="layout" svg:width="0.091cm" svg:height="0.231cm" svg:x="12.301cm" svg:y="17.37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318cm" svg:height="0.67cm" svg:x="12.567cm" svg:y="16.946cm" svg:viewBox="0 0 319 671" svg:d="M319 28c0-16-11-28-30-28-18 0-41 18-41 40 0 16 11 29 28 29 21 0 43-20 43-41zM162 551c-14 60-51 104-95 104-5 0-16 0-30-7 23-6 35-27 35-42 0-13-9-27-30-27-19 0-42 16-42 44 0 32 32 48 69 48 54 0 126-41 146-117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18cm" svg:height="0.773cm" svg:x="12.984cm" svg:y="16.8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515cm" svg:height="0.529cm" svg:x="13.285cm" svg:y="16.928cm" svg:viewBox="0 0 516 530" svg:d="M514 19c0-3 2-7 2-12 0-7-4-7-20-7h-327c-18 0-19 0-25 16l-42 139c-2 3-2 9-2 10 0 2 0 9 9 9 7 0 9-5 11-7 30-91 70-142 190-142h127l-433 484c0 1-4 12-4 14 0 7 5 7 19 7h338c18 0 20 0 23-16l57-171c0-3 3-9 3-12 0-4-3-9-11-9-7 0-8 4-14 19-33 106-70 162-202 162h-134z">
            <text:p/>
          </draw:path>
          <draw:path draw:style-name="gr2" draw:text-style-name="P2" draw:layer="layout" svg:width="0.18cm" svg:height="0.773cm" svg:x="13.901cm" svg:y="16.8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351cm" svg:height="0.546cm" svg:x="14.167cm" svg:y="16.921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2" draw:text-style-name="P2" draw:layer="layout" svg:width="0.091cm" svg:height="0.231cm" svg:x="14.62cm" svg:y="17.37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166cm" svg:height="0.546cm" svg:x="14.929cm" svg:y="16.921cm" svg:viewBox="0 0 167 547" svg:d="M167 9c0-2 0-9-10-9-18 0-74 7-95 7-6 2-14 2-14 18 0 8 7 8 19 8 37 0 37 6 37 13l-2 16-98 387c-2 9-4 14-4 26 0 44 35 72 70 72 27 0 46-15 60-44 14-30 23-74 23-75 0-9-7-9-9-9-8 0-8 3-12 14-12 51-28 97-58 97-25 0-25-25-25-35 0-20 2-23 6-37z">
            <text:p/>
          </draw:path>
          <draw:path draw:style-name="gr2" draw:text-style-name="P2" draw:layer="layout" svg:width="0.18cm" svg:height="0.773cm" svg:x="15.186cm" svg:y="16.8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318cm" svg:height="0.56cm" svg:x="15.475cm" svg:y="16.907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4 0 51-30 181-102 181-42 0-75-34-75-92 0-49 29-195 133-223z">
            <text:p/>
          </draw:path>
          <draw:path draw:style-name="gr2" draw:text-style-name="P2" draw:layer="layout" svg:width="0.238cm" svg:height="0.471cm" svg:x="15.786cm" svg:y="17.213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267cm" svg:height="0.383cm" svg:x="16.114cm" svg:y="17.197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15cm" svg:height="0.182cm" svg:x="16.712cm" svg:y="17.173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\sum_{j,k} ^{j,k\in R} Y(i,j) Z(k,l)\delta_{jk} =§svg§600§FALSE§</svg:desc>
          <draw:polygon draw:style-name="gr1" draw:text-style-name="P1" draw:layer="layout" svg:width="8.018cm" svg:height="2.416cm" svg:x="10.025cm" svg:y="7.086cm" svg:viewBox="0 0 8019 2417" draw:points="4010,2417 0,2417 0,0 8019,0 8019,2417">
            <text:p/>
          </draw:polygon>
          <draw:path draw:style-name="gr2" draw:text-style-name="P2" draw:layer="layout" svg:width="0.238cm" svg:height="0.471cm" svg:x="10.025cm" svg:y="7.104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10.34cm" svg:y="7.399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10.504cm" svg:y="7.086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3cm" svg:height="0.355cm" svg:x="10.863cm" svg:y="7.149cm" svg:viewBox="0 0 301 356" svg:d="M280 190c9 0 21 0 21-12 0-14-12-14-21-14h-254c9-78 76-138 161-138h93c9 0 21 0 21-12 0-14-12-14-21-14h-95c-102 0-185 79-185 178 0 100 84 178 185 178h95c9 0 21 0 21-15 0-12-12-12-21-12h-93c-85 0-152-60-161-139z">
            <text:p/>
          </draw:path>
          <draw:path draw:style-name="gr2" draw:text-style-name="P2" draw:layer="layout" svg:width="0.421cm" svg:height="0.381cm" svg:x="11.259cm" svg:y="7.093cm" svg:viewBox="0 0 422 382" svg:d="M187 39c3-16 3-18 15-20h36c51 0 112 0 112 57 0 23-10 56-35 75-23 18-56 27-93 27h-71zM285 187c63-16 122-55 122-103 0-47-57-84-134-84h-167c-11 0-18 0-18 12 0 7 7 7 18 7 0 0 10 0 21 2 10 0 12 2 12 7 0 2 0 4-2 12l-74 289c-3 18-5 23-47 23-9 0-16 0-16 11 0 5 4 8 9 8 10 0 23-1 33-1 11 0 27 0 35 0 13 0 25 0 36 0 12 0 24 1 37 1 1 0 10 0 10-10 0-9-5-9-17-9-9 0-11 0-22-2-10-1-10-1-10-7 0-2 0-5 2-12l33-137h74c48 0 67 23 67 47 0 7-4 27-7 39-7 25-9 33-9 42 0 44 41 60 79 60 51 0 72-53 72-63 0-2 0-7-8-7-7 0-9 3-11 8-7 25-26 48-49 48-14 0-25-7-25-37 0-12 4-41 5-56 2-14 2-20 2-25 0-7 0-25-14-41-10-12-26-19-37-22z">
            <text:p/>
          </draw:path>
          <draw:path draw:style-name="gr2" draw:text-style-name="P2" draw:layer="layout" svg:width="1.03cm" svg:height="1.083cm" svg:x="10.342cm" svg:y="7.73cm" svg:viewBox="0 0 1031 1084" svg:d="M936 1084l95-248h-19c-30 81-113 134-202 157-16 3-92 24-241 24h-467l394-463c6-5 7-8 7-12 0-2 0-3-5-12l-361-493h424c104 0 175 11 182 12 42 7 109 20 170 58 20 13 73 48 99 111h19l-95-218h-915c-17 0-17 0-21 5 0 2 0 18 0 27l410 559-401 470c-9 11-9 14-9 14 0 9 7 9 21 9z">
            <text:p/>
          </draw:path>
          <draw:path draw:style-name="gr2" draw:text-style-name="P2" draw:layer="layout" svg:width="0.238cm" svg:height="0.471cm" svg:x="10.467cm" svg:y="9.036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10.782cm" svg:y="9.334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10.946cm" svg:y="9.019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62cm" svg:height="0.529cm" svg:x="11.845cm" svg:y="7.936cm" svg:viewBox="0 0 563 530" svg:d="M437 88l10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3 0 1-29 126-35 140-9 44-10 46-72 46-14 0-21 0-21 16 0 9 9 9 11 9 22 0 75-2 98-2 21 0 78 2 99 2 5 0 16 0 16-16 0-9-8-9-23-9-2 0-16 0-29 0-17-2-21-3-21-14 0-5 7-32 11-47l26-110c4-15 6-17 11-24z">
            <text:p/>
          </draw:path>
          <draw:path draw:style-name="gr2" draw:text-style-name="P2" draw:layer="layout" svg:width="0.18cm" svg:height="0.773cm" svg:x="12.516cm" svg:y="7.88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205cm" svg:height="0.52cm" svg:x="12.762cm" svg:y="7.954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2" draw:text-style-name="P2" draw:layer="layout" svg:width="0.091cm" svg:height="0.231cm" svg:x="13.073cm" svg:y="8.38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318cm" svg:height="0.67cm" svg:x="13.339cm" svg:y="7.954cm" svg:viewBox="0 0 319 671" svg:d="M319 28c0-16-11-28-30-28-18 0-41 18-41 40 0 16 11 29 28 29 21 0 43-20 43-41zM162 551c-14 60-51 104-95 104-5 0-16 0-30-7 23-6 35-27 35-42 0-13-9-27-30-27-19 0-42 16-42 44 0 32 32 48 69 48 54 0 126-41 146-117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18cm" svg:height="0.773cm" svg:x="13.756cm" svg:y="7.88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515cm" svg:height="0.529cm" svg:x="14.057cm" svg:y="7.936cm" svg:viewBox="0 0 516 530" svg:d="M514 19c0-3 2-7 2-12 0-7-4-7-20-7h-327c-18 0-19 0-25 16l-42 139c-2 3-2 9-2 10 0 2 0 9 9 9 7 0 9-5 11-7 30-91 70-142 190-142h127l-433 484c0 1-4 12-4 14 0 7 5 7 19 7h338c18 0 20 0 23-16l57-171c0-3 3-9 3-12 0-4-3-9-11-9-7 0-8 4-14 19-33 106-70 162-202 162h-134z">
            <text:p/>
          </draw:path>
          <draw:path draw:style-name="gr2" draw:text-style-name="P2" draw:layer="layout" svg:width="0.18cm" svg:height="0.773cm" svg:x="14.673cm" svg:y="7.88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351cm" svg:height="0.546cm" svg:x="14.939cm" svg:y="7.929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2" draw:text-style-name="P2" draw:layer="layout" svg:width="0.091cm" svg:height="0.231cm" svg:x="15.392cm" svg:y="8.38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166cm" svg:height="0.546cm" svg:x="15.701cm" svg:y="7.929cm" svg:viewBox="0 0 167 547" svg:d="M167 9c0-2 0-9-10-9-18 0-74 7-95 7-6 2-14 2-14 18 0 8 7 8 19 8 37 0 37 6 37 13l-2 16-98 387c-2 9-4 14-4 26 0 44 35 72 70 72 27 0 46-15 60-44 14-30 23-74 23-75 0-9-7-9-9-9-8 0-8 3-12 14-12 51-28 97-58 97-25 0-25-25-25-35 0-20 2-23 6-37z">
            <text:p/>
          </draw:path>
          <draw:path draw:style-name="gr2" draw:text-style-name="P2" draw:layer="layout" svg:width="0.18cm" svg:height="0.773cm" svg:x="15.958cm" svg:y="7.88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318cm" svg:height="0.56cm" svg:x="16.247cm" svg:y="7.915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4 0 51-30 181-102 181-42 0-75-34-75-92 0-49 29-195 133-223z">
            <text:p/>
          </draw:path>
          <draw:path draw:style-name="gr2" draw:text-style-name="P2" draw:layer="layout" svg:width="0.238cm" svg:height="0.471cm" svg:x="16.558cm" svg:y="8.221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267cm" svg:height="0.383cm" svg:x="16.886cm" svg:y="8.205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15cm" svg:height="0.182cm" svg:x="17.484cm" svg:y="8.181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R = \{ 0,1\}§svg§600§FALSE§</svg:desc>
          <draw:polygon draw:style-name="gr1" draw:text-style-name="P1" draw:layer="layout" svg:width="3.515cm" svg:height="0.773cm" svg:x="19.674cm" svg:y="5.689cm" svg:viewBox="0 0 3516 774" draw:points="1758,774 0,774 0,0 3516,0 3516,774">
            <text:p/>
          </draw:polygon>
          <draw:path draw:style-name="gr2" draw:text-style-name="P2" draw:layer="layout" svg:width="0.553cm" svg:height="0.546cm" svg:x="19.706cm" svg:y="5.74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2 0 75-1 98-1 21 0 76 1 99 1 5 0 14 0 14-15 0-9-6-9-21-9-29 0-50 0-50-14 0-4 0-7 2-13l51-205h92c70 0 84 44 84 70 0 12-5 37-10 55-6 21-13 49-13 65 0 84 93 84 104 84 65 0 93-79 93-90 0-8-8-8-10-8-7 0-7 5-9 10-19 58-53 70-70 70-27 0-32-17-32-47 0-25 5-63 7-88 2-11 3-26 3-37 0-60-51-83-72-91z">
            <text:p/>
          </draw:path>
          <draw:path draw:style-name="gr2" draw:text-style-name="P2" draw:layer="layout" svg:width="0.515cm" svg:height="0.182cm" svg:x="20.526cm" svg:y="5.985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275cm" svg:height="0.773cm" svg:x="21.353cm" svg:y="5.689cm" svg:viewBox="0 0 276 774" svg:d="M164 104c0-32 21-81 105-86 4-2 7-6 7-9 0-9-7-9-14-9-79 0-149 39-149 97v176c0 31 0 56-32 81-26 22-56 24-74 24-3 2-7 5-7 9 0 9 5 9 12 9 51 3 88 31 97 68 4 9 4 11 4 39v153c0 32 0 58 37 86 29 23 81 32 112 32 7 0 14 0 14-9 0-7-5-7-12-7-49-3-88-28-97-68-3-7-3-9-3-36v-163c0-35-6-49-30-74-18-16-41-23-62-30 64-18 92-53 92-99z">
            <text:p/>
          </draw:path>
          <draw:path draw:style-name="gr2" draw:text-style-name="P2" draw:layer="layout" svg:width="0.326cm" svg:height="0.532cm" svg:x="21.715cm" svg:y="5.7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22.138cm" svg:y="6.18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22.483cm" svg:y="5.754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275cm" svg:height="0.773cm" svg:x="22.857cm" svg:y="5.689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</draw:g>
        <draw:g>
          <svg:title>TexMaths</svg:title>
          <svg:desc>22§display§R§svg§600§FALSE§</svg:desc>
          <draw:polygon draw:style-name="gr1" draw:text-style-name="P1" draw:layer="layout" svg:width="0.593cm" svg:height="0.529cm" svg:x="16.23cm" svg:y="5.725cm" svg:viewBox="0 0 594 530" draw:points="297,530 0,530 0,0 594,0 594,530">
            <text:p/>
          </draw:polygon>
          <draw:path draw:style-name="gr2" draw:text-style-name="P2" draw:layer="layout" svg:width="0.553cm" svg:height="0.547cm" svg:x="16.262cm" svg:y="5.725cm" svg:viewBox="0 0 554 548" svg:d="M258 53c6-18 7-27 23-28 7 0 32 0 46 0 56 0 142 0 142 75 0 27-12 81-44 111-19 20-59 44-130 44h-86zM371 266c77-18 170-70 170-150 0-67-70-116-172-116h-220c-15 0-22 0-22 16 0 9 7 9 21 9 1 0 15 0 29 1 15 0 22 2 22 13 0 2-2 5-4 14l-104 417c-7 30-8 36-70 36-14 0-21 0-21 16 0 8 9 8 11 8 22 0 75-1 98-1 21 0 76 1 98 1 6 0 14 0 14-15 0-9-5-9-21-9-28 0-49 0-49-14 0-4 0-7 2-13l51-206h91c71 0 85 44 85 71 0 12-6 37-11 54-5 21-12 50-12 65 0 85 93 85 103 85 65 0 94-79 94-90 0-9-9-9-11-9-7 0-7 6-9 11-19 58-52 70-70 70-26 0-32-17-32-47 0-25 6-64 7-88 2-11 4-27 4-37 0-60-51-83-72-92z">
            <text:p/>
          </draw:path>
        </draw:g>
        <draw:g>
          <svg:title>TexMaths</svg:title>
          <svg:desc>22§display§Y(i, 0)Z(0,l)\delta_{00}+Y(i, 0)Z(1,l)\delta_{01}+
Y(i, 1)Z(0,l)\delta_{10}+Y(i, 1)Z(1,l)\delta_{11}§svg§600§FALSE§</svg:desc>
          <draw:polygon draw:style-name="gr1" draw:text-style-name="P1" draw:layer="layout" svg:width="24.309cm" svg:height="0.773cm" svg:x="2.669cm" svg:y="10.071cm" svg:viewBox="0 0 24310 774" draw:points="12156,774 0,774 0,0 24310,0 24310,774">
            <text:p/>
          </draw:polygon>
          <draw:path draw:style-name="gr2" draw:text-style-name="P2" draw:layer="layout" svg:width="0.562cm" svg:height="0.528cm" svg:x="2.695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3.366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3.612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3.924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4.23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4.631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4.932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5.546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5.802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6.224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6.536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6.793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7.081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252cm" svg:height="0.37cm" svg:x="7.421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252cm" svg:height="0.37cm" svg:x="7.729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515cm" svg:height="0.516cm" svg:x="8.262cm" svg:y="10.19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9.019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9.689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9.936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0.246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10.554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10.955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1.256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1.87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12.164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12.548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2.859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3.114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13.405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252cm" svg:height="0.37cm" svg:x="13.743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198cm" svg:height="0.36cm" svg:x="14.082cm" svg:y="10.40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2" draw:layer="layout" svg:width="0.515cm" svg:height="0.516cm" svg:x="14.586cm" svg:y="10.19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15.342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16.013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16.259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6.569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16.916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17.276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7.579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8.193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18.447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18.871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9.182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9.438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19.726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198cm" svg:height="0.36cm" svg:x="20.098cm" svg:y="10.40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2" draw:layer="layout" svg:width="0.252cm" svg:height="0.37cm" svg:x="20.374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515cm" svg:height="0.516cm" svg:x="20.907cm" svg:y="10.19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21.666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22.335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22.581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22.892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23.237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23.6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23.901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24.517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24.809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25.193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25.504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25.761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26.05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198cm" svg:height="0.36cm" svg:x="26.419cm" svg:y="10.40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2" draw:layer="layout" svg:width="0.198cm" svg:height="0.36cm" svg:x="26.727cm" svg:y="10.407cm" svg:viewBox="0 0 199 361" svg:d="M123 16c0-16 0-16-16-16-35 33-84 35-107 35v20c12 0 49 0 79-16v278c0 17 0 24-54 24h-21v20c10 0 77-2 96-2 18 0 87 2 99 2v-20h-21c-55 0-55-7-55-24z">
            <text:p/>
          </draw:path>
        </draw:g>
        <draw:frame draw:style-name="gr3" draw:text-style-name="P3" draw:layer="layout" svg:width="23.419cm" svg:height="0.962cm" svg:x="2.057cm" svg:y="5.537cm">
          <draw:text-box>
            <text:p>The <text:s/><text:s/><text:s/><text:s/><text:s/><text:s/><text:s/>sums over all indices, <text:s/><text:s/>, <text:s/><text:span text:style-name="T1"><text:s/></text:span><text:span text:style-name="T1">,</text:span><text:span text:style-name="T1"> </text:span><text:s/>in the range <text:s/><text:s/><text:s/><text:s/>. E.g., <text:s/>if </text:p>
          </draw:text-box>
        </draw:frame>
        <draw:g>
          <svg:title>TexMaths</svg:title>
          <svg:desc>22§display§\Sigma§svg§600§FALSE§</svg:desc>
          <draw:polygon draw:style-name="gr1" draw:text-style-name="P1" draw:layer="layout" svg:width="1.116cm" svg:height="0.913cm" svg:x="3.454cm" svg:y="5.361cm" svg:viewBox="0 0 1117 914" draw:points="559,914 0,914 0,0 1117,0 1117,914">
            <text:p/>
          </draw:polygon>
          <draw:path draw:style-name="gr2" draw:text-style-name="P2" draw:layer="layout" svg:width="0.944cm" svg:height="0.913cm" svg:x="3.542cm" svg:y="5.361cm" svg:viewBox="0 0 945 914" svg:d="M488 477c14-12 14-18 14-22 0-6-3-12-10-18l-316-394h358c260 0 337 48 372 258h39l-46-301h-860c-35 0-39 0-39 30l386 486-368 362c-18 15-18 18-18 21 0 15 18 15 39 15h860l46-316h-39c-28 225-133 261-379 261h-425z">
            <text:p/>
          </draw:path>
        </draw:g>
        <draw:g>
          <svg:title>TexMaths</svg:title>
          <svg:desc>22§display§j§svg§600§FALSE§</svg:desc>
          <draw:polygon draw:style-name="gr1" draw:text-style-name="P1" draw:layer="layout" svg:width="0.362cm" svg:height="0.661cm" svg:x="10.965cm" svg:y="5.731cm" svg:viewBox="0 0 363 662" draw:points="183,662 0,662 0,0 363,0 363,662">
            <text:p/>
          </draw:polygon>
          <draw:path draw:style-name="gr2" draw:text-style-name="P2" draw:layer="layout" svg:width="0.317cm" svg:height="0.67cm" svg:x="10.954cm" svg:y="5.729cm" svg:viewBox="0 0 318 671" svg:d="M318 28c0-16-11-28-30-28-18 0-40 18-40 41 0 15 10 28 28 28 21 0 42-20 42-41zM162 551c-15 60-51 104-95 104-6 0-16 0-30-7 23-5 35-26 35-42 0-12-9-27-30-27-19 0-42 16-42 44 0 32 32 48 68 48 55 0 127-41 146-116l72-286c4-15 4-26 4-28 0-44-34-72-72-72-79 0-123 113-123 120 0 9 7 9 9 9 7 0 8-2 14-16 19-48 56-95 98-95 11 0 25 3 25 35 0 19-2 26-6 40z">
            <text:p/>
          </draw:path>
        </draw:g>
        <draw:g>
          <svg:title>TexMaths</svg:title>
          <svg:desc>22§display§k§svg§600§FALSE§</svg:desc>
          <draw:polygon draw:style-name="gr1" draw:text-style-name="P1" draw:layer="layout" svg:width="0.428cm" svg:height="0.538cm" svg:x="11.633cm" svg:y="5.765cm" svg:viewBox="0 0 429 539" draw:points="215,539 0,539 0,0 429,0 429,539">
            <text:p/>
          </draw:polygon>
          <draw:path draw:style-name="gr2" draw:text-style-name="P2" draw:layer="layout" svg:width="0.351cm" svg:height="0.547cm" svg:x="11.675cm" svg:y="5.765cm" svg:viewBox="0 0 352 548" svg:d="M179 9c0-2 0-9-8-9-18 0-76 7-95 7-7 2-16 2-16 16 0 10 7 10 19 10 37 0 39 6 39 13l-2 16-112 447c-4 11-4 13-4 16 0 19 16 23 23 23 10 0 21-7 26-18 4-5 39-149 44-169 27 2 90 14 90 65 0 6 0 9-4 18 0 9-1 18-1 26 0 46 29 78 70 78 25 0 44-12 61-42 20-34 29-76 29-78 0-9-7-9-9-9-9 0-9 4-11 14-16 59-33 97-68 97-14 0-25-8-25-37 0-12 4-30 7-42 2-14 2-18 2-25 0-51-48-72-114-81 24-14 49-38 66-58 37-40 72-74 111-74 5 0 5 0 7 0 9 2 11 2 16 7 2 0 2 2 4 2-37 4-44 33-44 42 0 13 8 29 29 29 20 0 43-18 43-48 0-23-18-49-53-49-21 0-58 7-113 68-26 30-58 60-86 73z">
            <text:p/>
          </draw:path>
        </draw:g>
        <draw:g>
          <svg:title>TexMaths</svg:title>
          <svg:desc>22§display§Y(i,0) Z(0,l)+ Y(i,1) Z(1,l)§svg§600§FALSE§</svg:desc>
          <draw:polygon draw:style-name="gr1" draw:text-style-name="P1" draw:layer="layout" svg:width="9.705cm" svg:height="0.773cm" svg:x="8.559cm" svg:y="19.114cm" svg:viewBox="0 0 9706 774" draw:points="4852,774 0,774 0,0 9706,0 9706,774">
            <text:p/>
          </draw:polygon>
          <draw:path draw:style-name="gr2" draw:text-style-name="P2" draw:layer="layout" svg:width="0.562cm" svg:height="0.528cm" svg:x="8.585cm" svg:y="19.16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9.256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9.502cm" svg:y="19.18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9.814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10.12cm" svg:y="19.1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10.521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0.822cm" svg:y="19.16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1.436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11.692cm" svg:y="19.1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12.114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2.426cm" svg:y="19.15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2.683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16cm" svg:x="13.154cm" svg:y="19.24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13.911cm" svg:y="19.16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14.58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14.828cm" svg:y="19.18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5.138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15.484cm" svg:y="19.17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15.845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6.146cm" svg:y="19.16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6.762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17.054cm" svg:y="19.17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17.44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7.749cm" svg:y="19.15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8.006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svg:title>TexMaths</svg:title>
          <svg:desc>28§display§W( i,j,l) = X(i) + \sum_{j}^{j \in R} Y(i,j)Z(k,l) \delta_{jk} §svg§600§FALSE§</svg:desc>
          <draw:polygon draw:style-name="gr1" draw:text-style-name="P1" draw:layer="layout" svg:width="16.768cm" svg:height="3.042cm" svg:x="4.595cm" svg:y="4.296cm" svg:viewBox="0 0 16769 3043" draw:points="8385,3043 0,3043 0,0 16769,0 16769,3043">
            <text:p/>
          </draw:polygon>
          <draw:path draw:style-name="gr2" draw:text-style-name="P2" draw:layer="layout" svg:width="0.978cm" svg:height="0.695cm" svg:x="4.649cm" svg:y="5.371cm" svg:viewBox="0 0 979 696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758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07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46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08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12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09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033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69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cm" svg:y="5.37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4cm" svg:x="10.663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0.977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34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1.942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872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11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17cm" svg:y="4.296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2.962cm" svg:y="5.10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436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716cm" svg:height="0.673cm" svg:x="14.563cm" svg:y="5.37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5.417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5.7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6.12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6.46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6.99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7.379cm" svg:y="5.371cm" svg:viewBox="0 0 656 674" svg:d="M654 25c0-5 2-9 2-16 0-9-4-9-24-9h-417c-22 0-25 0-31 20l-54 177c-2 5-2 11-2 13 0 3 0 12 11 12 9 0 11-7 13-9 38-117 90-182 242-182h162l-552 616c0 2-4 16-4 18 0 9 7 9 25 9h430c22 0 24 0 29-20l72-217c0-5 4-12 4-16 0-5-4-11-13-11s-12 4-18 24c-43 135-90 206-258 206h-170z">
            <text:p/>
          </draw:path>
          <draw:path draw:style-name="gr2" draw:text-style-name="P2" draw:layer="layout" svg:width="0.23cm" svg:height="0.984cm" svg:x="18.161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8.501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19.07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19.471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19.79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404cm" svg:height="0.713cm" svg:x="20.163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20.56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20.97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frame draw:style-name="gr6" draw:text-style-name="P3" draw:layer="layout" svg:width="2.032cm" svg:height="0.962cm" svg:x="5.588cm" svg:y="7.852cm">
          <draw:text-box>
            <text:p>Term</text:p>
          </draw:text-box>
        </draw:frame>
        <draw:line draw:style-name="gr7" draw:text-style-name="P5" draw:layer="layout" svg:x1="6.858cm" svg:y1="3.788cm" svg:x2="6.35cm" svg:y2="5.058cm">
          <text:p/>
        </draw:line>
        <draw:line draw:style-name="gr7" draw:text-style-name="P5" draw:layer="layout" svg:x1="4.826cm" svg:y1="7.606cm" svg:x2="4.826cm" svg:y2="6.59cm">
          <text:p/>
        </draw:line>
        <draw:line draw:style-name="gr7" draw:text-style-name="P5" draw:layer="layout" svg:x1="8.526cm" svg:y1="7.607cm" svg:x2="8.526cm" svg:y2="6.591cm">
          <text:p/>
        </draw:line>
        <draw:line draw:style-name="gr8" draw:text-style-name="P5" draw:layer="layout" svg:x1="4.826cm" svg:y1="7.606cm" svg:x2="8.526cm" svg:y2="7.607cm">
          <text:p/>
        </draw:line>
        <draw:frame draw:style-name="gr6" draw:text-style-name="P3" draw:layer="layout" svg:width="2.032cm" svg:height="0.962cm" svg:x="5.588cm" svg:y="7.852cm">
          <draw:text-box>
            <text:p>Term</text:p>
          </draw:text-box>
        </draw:frame>
        <draw:line draw:style-name="gr7" draw:text-style-name="P5" draw:layer="layout" svg:x1="4.826cm" svg:y1="7.606cm" svg:x2="4.826cm" svg:y2="6.59cm">
          <text:p/>
        </draw:line>
        <draw:line draw:style-name="gr7" draw:text-style-name="P5" draw:layer="layout" svg:x1="8.526cm" svg:y1="7.607cm" svg:x2="8.526cm" svg:y2="6.591cm">
          <text:p/>
        </draw:line>
        <draw:line draw:style-name="gr8" draw:text-style-name="P5" draw:layer="layout" svg:x1="4.826cm" svg:y1="7.606cm" svg:x2="8.526cm" svg:y2="7.607cm">
          <text:p/>
        </draw:line>
        <draw:frame draw:style-name="gr6" draw:text-style-name="P3" draw:layer="layout" svg:width="2.032cm" svg:height="0.962cm" svg:x="9.652cm" svg:y="7.844cm">
          <draw:text-box>
            <text:p>Term</text:p>
          </draw:text-box>
        </draw:frame>
        <draw:line draw:style-name="gr7" draw:text-style-name="P5" draw:layer="layout" svg:x1="10.016cm" svg:y1="7.598cm" svg:x2="10.016cm" svg:y2="6.582cm">
          <text:p/>
        </draw:line>
        <draw:line draw:style-name="gr7" draw:text-style-name="P5" draw:layer="layout" svg:x1="11.684cm" svg:y1="7.599cm" svg:x2="11.684cm" svg:y2="6.583cm">
          <text:p/>
        </draw:line>
        <draw:line draw:style-name="gr8" draw:text-style-name="P5" draw:layer="layout" svg:x1="10.016cm" svg:y1="7.598cm" svg:x2="11.684cm" svg:y2="7.598cm">
          <text:p/>
        </draw:line>
        <draw:frame draw:style-name="gr6" draw:text-style-name="P3" draw:layer="layout" svg:width="2.032cm" svg:height="0.962cm" svg:x="16.256cm" svg:y="8.668cm">
          <draw:text-box>
            <text:p>Term</text:p>
          </draw:text-box>
        </draw:frame>
        <draw:line draw:style-name="gr7" draw:text-style-name="P5" draw:layer="layout" svg:x1="13.318cm" svg:y1="8.422cm" svg:x2="13.318cm" svg:y2="7.406cm">
          <text:p/>
        </draw:line>
        <draw:line draw:style-name="gr7" draw:text-style-name="P5" draw:layer="layout" svg:x1="21.59cm" svg:y1="8.423cm" svg:x2="21.59cm" svg:y2="7.407cm">
          <text:p/>
        </draw:line>
        <draw:line draw:style-name="gr8" draw:text-style-name="P5" draw:layer="layout" svg:x1="13.318cm" svg:y1="8.422cm" svg:x2="21.59cm" svg:y2="8.423cm">
          <text:p/>
        </draw:line>
        <draw:line draw:style-name="gr7" draw:text-style-name="P5" draw:layer="layout" svg:x1="13.318cm" svg:y1="8.422cm" svg:x2="13.318cm" svg:y2="7.406cm">
          <text:p/>
        </draw:line>
        <draw:line draw:style-name="gr7" draw:text-style-name="P5" draw:layer="layout" svg:x1="21.59cm" svg:y1="8.423cm" svg:x2="21.59cm" svg:y2="7.407cm">
          <text:p/>
        </draw:line>
        <draw:line draw:style-name="gr8" draw:text-style-name="P5" draw:layer="layout" svg:x1="13.318cm" svg:y1="8.422cm" svg:x2="21.59cm" svg:y2="8.423cm">
          <text:p/>
        </draw:line>
        <draw:line draw:style-name="gr7" draw:text-style-name="P5" draw:layer="layout" svg:x1="7.112cm" svg:y1="3.788cm" svg:x2="7.112cm" svg:y2="5.058cm">
          <text:p/>
        </draw:line>
        <draw:line draw:style-name="gr7" draw:text-style-name="P5" draw:layer="layout" svg:x1="7.351cm" svg:y1="3.788cm" svg:x2="7.859cm" svg:y2="5.058cm">
          <text:p/>
        </draw:line>
        <draw:frame draw:style-name="gr3" draw:text-style-name="P3" draw:layer="layout" svg:width="2.54cm" svg:height="0.962cm" svg:x="6.096cm" svg:y="2.826cm">
          <draw:text-box>
            <text:p>Indice</text:p>
          </draw:text-box>
        </draw:frame>
        <draw:line draw:style-name="gr7" draw:text-style-name="P5" draw:layer="layout" svg:x1="14.224cm" svg:y1="2.772cm" svg:x2="14.224cm" svg:y2="4.042cm">
          <text:p/>
        </draw:line>
        <draw:frame draw:style-name="gr3" draw:text-style-name="P3" draw:layer="layout" svg:width="2.54cm" svg:height="0.962cm" svg:x="12.954cm" svg:y="1.756cm">
          <draw:text-box>
            <text:p>Range</text:p>
          </draw:text-box>
        </draw:frame>
        <draw:line draw:style-name="gr7" draw:text-style-name="P5" draw:layer="layout" svg:x1="16.002cm" svg:y1="3.788cm" svg:x2="14.478cm" svg:y2="5.058cm">
          <text:p/>
        </draw:line>
        <draw:frame draw:style-name="gr9" draw:text-style-name="P3" draw:layer="layout" svg:width="4.064cm" svg:height="1.016cm" svg:x="16.002cm" svg:y="3.026cm">
          <draw:text-box>
            <text:p>Summation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svg:title>TexMaths</svg:title>
          <svg:desc>28§display§Q(j) =  U(j) +
\sum_{m,n}^{m,n \in R^{m}}
\sum_{i,k}^{i,j \in R^{i}}
V(m,n)W(i,j,k) §svg§600§FALSE§</svg:desc>
          <draw:polygon draw:style-name="gr1" draw:text-style-name="P1" draw:layer="layout" svg:width="19.817cm" svg:height="3.219cm" svg:x="4.318cm" svg:y="13.462cm" svg:viewBox="0 0 19818 3220" draw:points="9908,3220 0,3220 0,0 19818,0 19818,3220">
            <text:p/>
          </draw:polygon>
          <draw:path draw:style-name="gr2" draw:text-style-name="P2" draw:layer="layout" svg:width="0.682cm" svg:height="0.886cm" svg:x="4.367cm" svg:y="14.669cm" svg:viewBox="0 0 683 887" svg:d="M383 690c155-59 300-235 300-426 0-157-105-264-253-264-213 0-430 224-430 455 0 163 110 262 253 262 25 0 58-5 96-14-4 61-4 63-4 76 0 32 0 108 83 108 116 0 163-182 163-191s-6-11-9-11c-9 0-11 5-13 11-22 70-81 94-114 94-47 0-61-26-72-100zM197 681c-76-29-110-108-110-195 0-70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2" draw:text-style-name="P2" draw:layer="layout" svg:width="0.23cm" svg:height="0.984cm" svg:x="5.194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5.46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5.99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6.652cm" svg:y="15.00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682cm" svg:height="0.695cm" svg:x="7.701cm" svg:y="14.691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" draw:text-style-name="P2" draw:layer="layout" svg:width="0.23cm" svg:height="0.984cm" svg:x="8.511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8.78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9.31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9.916cm" svg:y="14.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633cm" svg:height="0.312cm" svg:x="10.877cm" svg:y="13.782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1.621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1.809cm" svg:y="13.782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382cm" svg:height="0.451cm" svg:x="12.337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2.842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516cm" svg:height="0.225cm" svg:x="13.435cm" svg:y="13.572cm" svg:viewBox="0 0 517 226" svg:d="M222 177c-2 9-7 27-7 31 0 11 9 18 18 18 7 0 18-4 25-18 0-2 4-24 9-38 15-67 15-69 17-69 7-14 41-83 101-83 25 0 36 13 36 36 0 27-22 78-33 107-3 5-5 11-5 20 0 27 25 45 54 45 54 0 80-65 80-78 0-7-9-7-11-7-6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" draw:text-style-name="P2" draw:layer="layout" svg:width="1.312cm" svg:height="1.378cm" svg:x="11.789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633cm" svg:height="0.312cm" svg:x="11.766cm" svg:y="16.189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2.51cm" svg:y="16.416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2.698cm" svg:y="16.1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21cm" svg:height="0.465cm" svg:x="14.239cm" svg:y="13.6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4.562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04cm" svg:height="0.599cm" svg:x="14.719cm" svg:y="13.63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5.16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5.664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174cm" svg:height="0.335cm" svg:x="16.255cm" svg:y="13.462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" draw:text-style-name="P2" draw:layer="layout" svg:width="1.312cm" svg:height="1.378cm" svg:x="14.71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21cm" svg:height="0.465cm" svg:x="14.925cm" svg:y="16.089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5.247cm" svg:y="16.467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5.456cm" svg:y="16.068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02cm" svg:height="0.695cm" svg:x="16.741cm" svg:y="14.691cm" svg:viewBox="0 0 703 696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2" draw:text-style-name="P2" draw:layer="layout" svg:width="0.23cm" svg:height="0.984cm" svg:x="17.577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808cm" svg:height="0.447cm" svg:x="17.891cm" svg:y="14.929cm" svg:viewBox="0 0 809 448" svg:d="M58 378c-2 16-9 38-9 43 0 18 14 27 29 27 12 0 30-9 36-27 2-2 14-49 18-74l23-89c6-21 11-43 17-65 3-18 12-47 12-50 15-31 67-121 161-121 45 0 54 36 54 70 0 24-7 51-16 80l-27 115-20 76c-4 20-13 53-13 58 0 18 15 27 29 27 31 0 38-25 44-56 14-56 52-199 61-240 2-11 54-130 161-130 43 0 54 34 54 70 0 56-40 168-60 221-9 23-14 34-14 54 0 47 34 81 81 81 94 0 130-143 130-152s-9-9-12-9c-11 0-11 2-15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" draw:text-style-name="P2" draw:layer="layout" svg:width="0.115cm" svg:height="0.295cm" svg:x="18.81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34cm" svg:height="0.447cm" svg:x="19.192cm" svg:y="14.929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2" draw:text-style-name="P2" draw:layer="layout" svg:width="0.23cm" svg:height="0.984cm" svg:x="19.81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978cm" svg:height="0.695cm" svg:x="20.191cm" svg:y="14.691cm" svg:viewBox="0 0 979 696" svg:d="M851 114c25-42 47-78 110-83 9-2 18-2 18-20 0-4-5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21.3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21.616cm" svg:y="14.711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22.0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22.351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22.855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47cm" svg:height="0.695cm" svg:x="23.26cm" svg:y="14.68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23cm" svg:height="0.984cm" svg:x="23.807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W( i,j,l) = X(i) + \sum_{j}^{j \in R} Y(i,j)Z(k,l) \delta_{jk} §svg§600§FALSE§</svg:desc>
          <draw:polygon draw:style-name="gr1" draw:text-style-name="P1" draw:layer="layout" svg:width="16.768cm" svg:height="3.042cm" svg:x="4.671cm" svg:y="4.296cm" svg:viewBox="0 0 16769 3043" draw:points="8385,3043 0,3043 0,0 16769,0 16769,3043">
            <text:p/>
          </draw:polygon>
          <draw:path draw:style-name="gr2" draw:text-style-name="P2" draw:layer="layout" svg:width="0.978cm" svg:height="0.695cm" svg:x="4.725cm" svg:y="5.371cm" svg:viewBox="0 0 979 696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49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4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4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0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6cm" svg:y="5.37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4cm" svg:x="10.73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8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3cm" svg:y="4.296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2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716cm" svg:height="0.673cm" svg:x="14.639cm" svg:y="5.37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5.493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5.806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6.20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6.541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7.0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7.455cm" svg:y="5.371cm" svg:viewBox="0 0 656 674" svg:d="M654 25c0-5 2-9 2-16 0-9-4-9-24-9h-417c-22 0-25 0-31 20l-54 177c-2 5-2 11-2 13 0 3 0 12 11 12 9 0 11-7 13-9 38-117 90-182 242-182h162l-552 616c0 2-4 16-4 18 0 9 7 9 25 9h430c22 0 24 0 29-20l72-217c0-5 4-12 4-16 0-5-4-11-13-11s-12 4-18 24c-43 135-90 206-258 206h-170z">
            <text:p/>
          </draw:path>
          <draw:path draw:style-name="gr2" draw:text-style-name="P2" draw:layer="layout" svg:width="0.23cm" svg:height="0.984cm" svg:x="18.237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8.577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19.15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19.547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19.8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404cm" svg:height="0.713cm" svg:x="20.239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20.636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21.055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custom-shape draw:style-name="gr10" draw:text-style-name="P5" draw:layer="layout" svg:width="4.572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1" draw:text-style-name="P5" draw:layer="layout" svg:x1="6.934cm" svg:y1="3.788cm" svg:x2="6.426cm" svg:y2="5.058cm">
          <text:p/>
        </draw:lin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line draw:style-name="gr7" draw:text-style-name="P5" draw:layer="layout" svg:x1="10.092cm" svg:y1="7.598cm" svg:x2="10.092cm" svg:y2="6.582cm">
          <text:p/>
        </draw:line>
        <draw:line draw:style-name="gr7" draw:text-style-name="P5" draw:layer="layout" svg:x1="11.76cm" svg:y1="7.599cm" svg:x2="11.76cm" svg:y2="6.583cm">
          <text:p/>
        </draw:line>
        <draw:line draw:style-name="gr8" draw:text-style-name="P5" draw:layer="layout" svg:x1="10.092cm" svg:y1="7.598cm" svg:x2="11.76cm" svg:y2="7.598cm">
          <text:p/>
        </draw:line>
        <draw:frame draw:style-name="gr6" draw:text-style-name="P3" draw:layer="layout" svg:width="2.032cm" svg:height="0.962cm" svg:x="16.332cm" svg:y="8.668cm">
          <draw:text-box>
            <text:p>Term</text:p>
          </draw:text-box>
        </draw:frame>
        <draw:line draw:style-name="gr7" draw:text-style-name="P5" draw:layer="layout" svg:x1="13.394cm" svg:y1="8.422cm" svg:x2="13.394cm" svg:y2="7.406cm">
          <text:p/>
        </draw:line>
        <draw:line draw:style-name="gr7" draw:text-style-name="P5" draw:layer="layout" svg:x1="21.666cm" svg:y1="8.423cm" svg:x2="21.666cm" svg:y2="7.407cm">
          <text:p/>
        </draw:line>
        <draw:line draw:style-name="gr8" draw:text-style-name="P5" draw:layer="layout" svg:x1="13.394cm" svg:y1="8.422cm" svg:x2="21.666cm" svg:y2="8.423cm">
          <text:p/>
        </draw:line>
        <draw:line draw:style-name="gr7" draw:text-style-name="P5" draw:layer="layout" svg:x1="13.394cm" svg:y1="8.422cm" svg:x2="13.394cm" svg:y2="7.406cm">
          <text:p/>
        </draw:line>
        <draw:line draw:style-name="gr7" draw:text-style-name="P5" draw:layer="layout" svg:x1="21.666cm" svg:y1="8.423cm" svg:x2="21.666cm" svg:y2="7.407cm">
          <text:p/>
        </draw:line>
        <draw:line draw:style-name="gr8" draw:text-style-name="P5" draw:layer="layout" svg:x1="13.394cm" svg:y1="8.422cm" svg:x2="21.666cm" svg:y2="8.423cm">
          <text:p/>
        </draw:line>
        <draw:line draw:style-name="gr11" draw:text-style-name="P5" draw:layer="layout" svg:x1="7.188cm" svg:y1="3.788cm" svg:x2="7.188cm" svg:y2="5.058cm">
          <text:p/>
        </draw:line>
        <draw:line draw:style-name="gr11" draw:text-style-name="P5" draw:layer="layout" svg:x1="7.427cm" svg:y1="3.788cm" svg:x2="7.935cm" svg:y2="5.058cm">
          <text:p/>
        </draw:line>
        <draw:frame draw:style-name="gr3" draw:text-style-name="P3" draw:layer="layout" svg:width="2.54cm" svg:height="0.962cm" svg:x="6.172cm" svg:y="2.826cm">
          <draw:text-box>
            <text:p>Indice</text:p>
          </draw:text-box>
        </draw:frame>
        <draw:line draw:style-name="gr7" draw:text-style-name="P5" draw:layer="layout" svg:x1="14.3cm" svg:y1="2.772cm" svg:x2="14.3cm" svg:y2="4.042cm">
          <text:p/>
        </draw:line>
        <draw:frame draw:style-name="gr3" draw:text-style-name="P3" draw:layer="layout" svg:width="2.54cm" svg:height="0.962cm" svg:x="13.03cm" svg:y="1.756cm">
          <draw:text-box>
            <text:p>Range</text:p>
          </draw:text-box>
        </draw:frame>
        <draw:line draw:style-name="gr7" draw:text-style-name="P5" draw:layer="layout" svg:x1="16.078cm" svg:y1="3.788cm" svg:x2="14.554cm" svg:y2="5.058cm">
          <text:p/>
        </draw:line>
        <draw:frame draw:style-name="gr9" draw:text-style-name="P3" draw:layer="layout" svg:width="4.064cm" svg:height="1.016cm" svg:x="16.078cm" svg:y="3.026cm">
          <draw:text-box>
            <text:p>Summation</text:p>
          </draw:text-box>
        </draw:frame>
        <draw:frame draw:style-name="gr6" draw:text-style-name="P3" draw:layer="layout" svg:width="2.968cm" svg:height="0.962cm" svg:x="16.085cm" svg:y="18.28cm">
          <draw:text-box>
            <text:p>Term</text:p>
          </draw:text-box>
        </draw:fram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7" draw:text-style-name="P5" draw:layer="layout" svg:x1="16.078cm" svg:y1="3.788cm" svg:x2="14.554cm" svg:y2="5.058cm">
          <text:p/>
        </draw:line>
        <draw:frame draw:style-name="gr9" draw:text-style-name="P3" draw:layer="layout" svg:width="4.064cm" svg:height="1.016cm" svg:x="11.938cm" svg:y="11.176cm">
          <draw:text-box>
            <text:p>Summation</text:p>
          </draw:text-box>
        </draw:fram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153cm" svg:x="6.8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7.664cm" svg:y="5.1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svg:title>TexMaths</svg:title>
          <svg:desc>28§display§Q(j) =  U(j) +
\sum_{m,n}^{m,n \in R^{m}}
\sum_{i,k}^{i,j \in R^{i}}
V(m,n)W(i,j,k) §svg§600§FALSE§</svg:desc>
          <draw:polygon draw:style-name="gr1" draw:text-style-name="P1" draw:layer="layout" svg:width="19.817cm" svg:height="3.219cm" svg:x="4.318cm" svg:y="13.462cm" svg:viewBox="0 0 19818 3220" draw:points="9908,3220 0,3220 0,0 19818,0 19818,3220">
            <text:p/>
          </draw:polygon>
          <draw:path draw:style-name="gr2" draw:text-style-name="P2" draw:layer="layout" svg:width="0.682cm" svg:height="0.886cm" svg:x="4.367cm" svg:y="14.669cm" svg:viewBox="0 0 683 887" svg:d="M383 690c155-59 300-235 300-426 0-157-105-264-253-264-213 0-430 224-430 455 0 163 110 262 253 262 25 0 58-5 96-14-4 61-4 63-4 76 0 32 0 108 83 108 116 0 163-182 163-191s-6-11-9-11c-9 0-11 5-13 11-22 70-81 94-114 94-47 0-61-26-72-100zM197 681c-76-29-110-108-110-195 0-70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2" draw:text-style-name="P2" draw:layer="layout" svg:width="0.23cm" svg:height="0.984cm" svg:x="5.194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5.46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5.99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6.652cm" svg:y="15.00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682cm" svg:height="0.695cm" svg:x="7.701cm" svg:y="14.691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" draw:text-style-name="P2" draw:layer="layout" svg:width="0.23cm" svg:height="0.984cm" svg:x="8.511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8.78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9.31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9.916cm" svg:y="14.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633cm" svg:height="0.312cm" svg:x="10.877cm" svg:y="13.782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1.621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1.809cm" svg:y="13.782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382cm" svg:height="0.451cm" svg:x="12.337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2.842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516cm" svg:height="0.225cm" svg:x="13.435cm" svg:y="13.572cm" svg:viewBox="0 0 517 226" svg:d="M222 177c-2 9-7 27-7 31 0 11 9 18 18 18 7 0 18-4 25-18 0-2 4-24 9-38 15-67 15-69 17-69 7-14 41-83 101-83 25 0 36 13 36 36 0 27-22 78-33 107-3 5-5 11-5 20 0 27 25 45 54 45 54 0 80-65 80-78 0-7-9-7-11-7-6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" draw:text-style-name="P2" draw:layer="layout" svg:width="1.312cm" svg:height="1.378cm" svg:x="11.789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633cm" svg:height="0.312cm" svg:x="11.766cm" svg:y="16.189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2.51cm" svg:y="16.416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2.698cm" svg:y="16.1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21cm" svg:height="0.465cm" svg:x="14.239cm" svg:y="13.6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4.562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04cm" svg:height="0.599cm" svg:x="14.719cm" svg:y="13.63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5.16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5.664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174cm" svg:height="0.335cm" svg:x="16.255cm" svg:y="13.462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" draw:text-style-name="P2" draw:layer="layout" svg:width="1.312cm" svg:height="1.378cm" svg:x="14.71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21cm" svg:height="0.465cm" svg:x="14.925cm" svg:y="16.089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5.247cm" svg:y="16.467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5.456cm" svg:y="16.068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02cm" svg:height="0.695cm" svg:x="16.741cm" svg:y="14.691cm" svg:viewBox="0 0 703 696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2" draw:text-style-name="P2" draw:layer="layout" svg:width="0.23cm" svg:height="0.984cm" svg:x="17.577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808cm" svg:height="0.447cm" svg:x="17.891cm" svg:y="14.929cm" svg:viewBox="0 0 809 448" svg:d="M58 378c-2 16-9 38-9 43 0 18 14 27 29 27 12 0 30-9 36-27 2-2 14-49 18-74l23-89c6-21 11-43 17-65 3-18 12-47 12-50 15-31 67-121 161-121 45 0 54 36 54 70 0 24-7 51-16 80l-27 115-20 76c-4 20-13 53-13 58 0 18 15 27 29 27 31 0 38-25 44-56 14-56 52-199 61-240 2-11 54-130 161-130 43 0 54 34 54 70 0 56-40 168-60 221-9 23-14 34-14 54 0 47 34 81 81 81 94 0 130-143 130-152s-9-9-12-9c-11 0-11 2-15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" draw:text-style-name="P2" draw:layer="layout" svg:width="0.115cm" svg:height="0.295cm" svg:x="18.81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34cm" svg:height="0.447cm" svg:x="19.192cm" svg:y="14.929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2" draw:text-style-name="P2" draw:layer="layout" svg:width="0.23cm" svg:height="0.984cm" svg:x="19.81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978cm" svg:height="0.695cm" svg:x="20.191cm" svg:y="14.691cm" svg:viewBox="0 0 979 696" svg:d="M851 114c25-42 47-78 110-83 9-2 18-2 18-20 0-4-5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21.3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21.616cm" svg:y="14.711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22.0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22.351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22.855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47cm" svg:height="0.695cm" svg:x="23.26cm" svg:y="14.68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23cm" svg:height="0.984cm" svg:x="23.807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W( i,j,l) = X(i) + \sum_{j}^{j \in R} Y(i,j)Z(k,l) \delta_{jk} §svg§600§FALSE§</svg:desc>
          <draw:polygon draw:style-name="gr1" draw:text-style-name="P1" draw:layer="layout" svg:width="16.768cm" svg:height="3.042cm" svg:x="4.671cm" svg:y="4.296cm" svg:viewBox="0 0 16769 3043" draw:points="8385,3043 0,3043 0,0 16769,0 16769,3043">
            <text:p/>
          </draw:polygon>
          <draw:path draw:style-name="gr2" draw:text-style-name="P2" draw:layer="layout" svg:width="0.978cm" svg:height="0.695cm" svg:x="4.725cm" svg:y="5.371cm" svg:viewBox="0 0 979 696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49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4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4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0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6cm" svg:y="5.37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4cm" svg:x="10.73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8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3cm" svg:y="4.296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2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716cm" svg:height="0.673cm" svg:x="14.639cm" svg:y="5.37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5.493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5.806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6.20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6.541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7.0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7.455cm" svg:y="5.371cm" svg:viewBox="0 0 656 674" svg:d="M654 25c0-5 2-9 2-16 0-9-4-9-24-9h-417c-22 0-25 0-31 20l-54 177c-2 5-2 11-2 13 0 3 0 12 11 12 9 0 11-7 13-9 38-117 90-182 242-182h162l-552 616c0 2-4 16-4 18 0 9 7 9 25 9h430c22 0 24 0 29-20l72-217c0-5 4-12 4-16 0-5-4-11-13-11s-12 4-18 24c-43 135-90 206-258 206h-170z">
            <text:p/>
          </draw:path>
          <draw:path draw:style-name="gr2" draw:text-style-name="P2" draw:layer="layout" svg:width="0.23cm" svg:height="0.984cm" svg:x="18.237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8.577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19.15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19.547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19.8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404cm" svg:height="0.713cm" svg:x="20.239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20.636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21.055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custom-shape draw:style-name="gr15" draw:text-style-name="P5" draw:layer="layout" svg:width="4.572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1" draw:text-style-name="P5" draw:layer="layout" svg:x1="6.934cm" svg:y1="3.788cm" svg:x2="6.426cm" svg:y2="5.058cm">
          <text:p/>
        </draw:lin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frame draw:style-name="gr6" draw:text-style-name="P3" draw:layer="layout" svg:width="2.032cm" svg:height="0.962cm" svg:x="16.256cm" svg:y="8.944cm">
          <draw:text-box>
            <text:p>Term</text:p>
          </draw:text-box>
        </draw:frame>
        <draw:line draw:style-name="gr11" draw:text-style-name="P5" draw:layer="layout" svg:x1="7.188cm" svg:y1="3.788cm" svg:x2="7.188cm" svg:y2="5.058cm">
          <text:p/>
        </draw:line>
        <draw:line draw:style-name="gr11" draw:text-style-name="P5" draw:layer="layout" svg:x1="7.427cm" svg:y1="3.788cm" svg:x2="7.935cm" svg:y2="5.058cm">
          <text:p/>
        </draw:line>
        <draw:frame draw:style-name="gr3" draw:text-style-name="P3" draw:layer="layout" svg:width="2.54cm" svg:height="0.962cm" svg:x="6.172cm" svg:y="2.826cm">
          <draw:text-box>
            <text:p>Indice</text:p>
          </draw:text-box>
        </draw:frame>
        <draw:frame draw:style-name="gr3" draw:text-style-name="P3" draw:layer="layout" svg:width="2.54cm" svg:height="0.962cm" svg:x="13.03cm" svg:y="1.756cm">
          <draw:text-box>
            <text:p>Range</text:p>
          </draw:text-box>
        </draw:frame>
        <draw:frame draw:style-name="gr9" draw:text-style-name="P3" draw:layer="layout" svg:width="4.064cm" svg:height="1.016cm" svg:x="15.24cm" svg:y="2.413cm">
          <draw:text-box>
            <text:p>Summation</text:p>
          </draw:text-box>
        </draw:frame>
        <draw:frame draw:style-name="gr6" draw:text-style-name="P3" draw:layer="layout" svg:width="2.968cm" svg:height="0.962cm" svg:x="16.085cm" svg:y="18.28cm">
          <draw:text-box>
            <text:p>Term</text:p>
          </draw:text-box>
        </draw:fram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16" draw:text-style-name="P5" draw:layer="layout" svg:x1="16.205cm" svg:y1="3.276cm" svg:x2="14.681cm" svg:y2="4.546cm">
          <text:p/>
        </draw:line>
        <draw:frame draw:style-name="gr9" draw:text-style-name="P3" draw:layer="layout" svg:width="4.064cm" svg:height="1.016cm" svg:x="11.938cm" svg:y="11.176cm">
          <draw:text-box>
            <text:p>Summation</text:p>
          </draw:text-box>
        </draw:fram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153cm" svg:x="6.8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7.6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0.938cm" svg:y="5.30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9.652cm" svg:y="2.848cm">
          <draw:text-box>
            <text:p>Indice</text:p>
          </draw:text-box>
        </draw:frame>
        <draw:custom-shape draw:style-name="gr17" draw:text-style-name="P5" draw:layer="layout" svg:width="2.286cm" svg:height="1.778cm" svg:x="9.652cm" svg:y="4.82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668cm" svg:y1="7.844cm" svg:x2="10.668cm" svg:y2="6.828cm">
          <text:p/>
        </draw:line>
        <draw:line draw:style-name="gr12" draw:text-style-name="P5" draw:layer="layout" svg:x1="17.272cm" svg:y1="8.944cm" svg:x2="17.272cm" svg:y2="7.928cm">
          <text:p/>
        </draw:line>
        <draw:custom-shape draw:style-name="gr18" draw:text-style-name="P5" draw:layer="layout" svg:width="9.849cm" svg:height="3.988cm" svg:x="12.731cm" svg:y="3.8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5.7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6.5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8.5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9.423cm" svg:y="5.25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668cm" svg:y1="3.81cm" svg:x2="11.176cm" svg:y2="5.08cm">
          <text:p/>
        </draw:line>
        <draw:custom-shape draw:style-name="gr19" draw:text-style-name="P5" draw:layer="layout" svg:width="1.676cm" svg:height="3.429cm" svg:x="12.852cm" svg:y="4.03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138cm" svg:y1="8.204cm" svg:x2="15.748cm" svg:y2="6.553cm">
          <text:p/>
        </draw:line>
        <draw:line draw:style-name="gr12" draw:text-style-name="P5" draw:layer="layout" svg:x1="20.294cm" svg:y1="8.153cm" svg:x2="19.38cm" svg:y2="6.527cm">
          <text:p/>
        </draw:line>
        <draw:custom-shape draw:style-name="gr20" draw:text-style-name="P5" draw:layer="layout" svg:width="2.692cm" svg:height="1.244cm" svg:x="14.681cm" svg:y="5.1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692cm" svg:height="1.244cm" svg:x="17.45cm" svg:y="5.1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14.224cm" svg:y="8.182cm">
          <draw:text-box>
            <text:p>Term</text:p>
          </draw:text-box>
        </draw:frame>
        <draw:frame draw:style-name="gr6" draw:text-style-name="P3" draw:layer="layout" svg:width="2.032cm" svg:height="0.962cm" svg:x="19.467cm" svg:y="8.218cm">
          <draw:text-box>
            <text:p>Term</text:p>
          </draw:text-box>
        </draw:frame>
        <draw:line draw:style-name="gr21" draw:text-style-name="P5" draw:layer="layout" svg:x1="14.198cm" svg:y1="2.946cm" svg:x2="14.198cm" svg:y2="4.216cm">
          <text:p/>
        </draw:line>
        <draw:line draw:style-name="gr12" draw:text-style-name="P5" draw:layer="layout" svg:x1="21.767cm" svg:y1="3.022cm" svg:x2="21.006cm" svg:y2="5.105cm">
          <text:p/>
        </draw:line>
        <draw:frame draw:style-name="gr9" draw:text-style-name="P3" draw:layer="layout" svg:width="4.064cm" svg:height="1.016cm" svg:x="20.167cm" svg:y="2.032cm">
          <draw:text-box>
            <text:p>Contraction</text:p>
          </draw:text-box>
        </draw:frame>
        <draw:custom-shape draw:style-name="gr22" draw:text-style-name="P5" draw:layer="layout" svg:width="0.48cm" svg:height="0.762cm" svg:x="13.439cm" svg:y="6.6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8cm" svg:height="0.762cm" svg:x="12.903cm" svg:y="4.2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661cm" svg:height="0.762cm" svg:x="13.817cm" svg:y="4.2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222cm" svg:height="1.27cm" svg:x="20.218cm" svg:y="5.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3cm" svg:height="0.762cm" draw:transform="skewX (-0.0314159265358979) rotate (3.12029963671546) translate (21.008cm 6.41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7cm" svg:height="0.762cm" draw:transform="skewX (-0.0314159265358979) rotate (3.12029963671546) translate (21.44cm 6.41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svg:title>TexMaths</svg:title>
          <svg:desc>28§display§Q(j) =  U(j) +
\sum_{m,n}^{m,n \in R^{m}}
\sum_{i,k}^{i,j \in R^{i}}
V(m,n)W(i,j,k) §svg§600§FALSE§</svg:desc>
          <draw:polygon draw:style-name="gr1" draw:text-style-name="P1" draw:layer="layout" svg:width="19.817cm" svg:height="3.219cm" svg:x="4.318cm" svg:y="13.462cm" svg:viewBox="0 0 19818 3220" draw:points="9908,3220 0,3220 0,0 19818,0 19818,3220">
            <text:p/>
          </draw:polygon>
          <draw:path draw:style-name="gr2" draw:text-style-name="P2" draw:layer="layout" svg:width="0.682cm" svg:height="0.886cm" svg:x="4.367cm" svg:y="14.669cm" svg:viewBox="0 0 683 887" svg:d="M383 690c155-59 300-235 300-426 0-157-105-264-253-264-213 0-430 224-430 455 0 163 110 262 253 262 25 0 58-5 96-14-4 61-4 63-4 76 0 32 0 108 83 108 116 0 163-182 163-191s-6-11-9-11c-9 0-11 5-13 11-22 70-81 94-114 94-47 0-61-26-72-100zM197 681c-76-29-110-108-110-195 0-70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2" draw:text-style-name="P2" draw:layer="layout" svg:width="0.23cm" svg:height="0.984cm" svg:x="5.194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5.46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5.99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6.652cm" svg:y="15.00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682cm" svg:height="0.695cm" svg:x="7.701cm" svg:y="14.691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" draw:text-style-name="P2" draw:layer="layout" svg:width="0.23cm" svg:height="0.984cm" svg:x="8.511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8.78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9.31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9.916cm" svg:y="14.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633cm" svg:height="0.312cm" svg:x="10.877cm" svg:y="13.782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1.621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1.809cm" svg:y="13.782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382cm" svg:height="0.451cm" svg:x="12.337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2.842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516cm" svg:height="0.225cm" svg:x="13.435cm" svg:y="13.572cm" svg:viewBox="0 0 517 226" svg:d="M222 177c-2 9-7 27-7 31 0 11 9 18 18 18 7 0 18-4 25-18 0-2 4-24 9-38 15-67 15-69 17-69 7-14 41-83 101-83 25 0 36 13 36 36 0 27-22 78-33 107-3 5-5 11-5 20 0 27 25 45 54 45 54 0 80-65 80-78 0-7-9-7-11-7-6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" draw:text-style-name="P2" draw:layer="layout" svg:width="1.312cm" svg:height="1.378cm" svg:x="11.789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633cm" svg:height="0.312cm" svg:x="11.766cm" svg:y="16.189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2.51cm" svg:y="16.416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2.698cm" svg:y="16.1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21cm" svg:height="0.465cm" svg:x="14.239cm" svg:y="13.6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4.562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04cm" svg:height="0.599cm" svg:x="14.719cm" svg:y="13.63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5.16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5.664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174cm" svg:height="0.335cm" svg:x="16.255cm" svg:y="13.462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" draw:text-style-name="P2" draw:layer="layout" svg:width="1.312cm" svg:height="1.378cm" svg:x="14.71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21cm" svg:height="0.465cm" svg:x="14.925cm" svg:y="16.089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5.247cm" svg:y="16.467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5.456cm" svg:y="16.068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02cm" svg:height="0.695cm" svg:x="16.741cm" svg:y="14.691cm" svg:viewBox="0 0 703 696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2" draw:text-style-name="P2" draw:layer="layout" svg:width="0.23cm" svg:height="0.984cm" svg:x="17.577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808cm" svg:height="0.447cm" svg:x="17.891cm" svg:y="14.929cm" svg:viewBox="0 0 809 448" svg:d="M58 378c-2 16-9 38-9 43 0 18 14 27 29 27 12 0 30-9 36-27 2-2 14-49 18-74l23-89c6-21 11-43 17-65 3-18 12-47 12-50 15-31 67-121 161-121 45 0 54 36 54 70 0 24-7 51-16 80l-27 115-20 76c-4 20-13 53-13 58 0 18 15 27 29 27 31 0 38-25 44-56 14-56 52-199 61-240 2-11 54-130 161-130 43 0 54 34 54 70 0 56-40 168-60 221-9 23-14 34-14 54 0 47 34 81 81 81 94 0 130-143 130-152s-9-9-12-9c-11 0-11 2-15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" draw:text-style-name="P2" draw:layer="layout" svg:width="0.115cm" svg:height="0.295cm" svg:x="18.81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34cm" svg:height="0.447cm" svg:x="19.192cm" svg:y="14.929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2" draw:text-style-name="P2" draw:layer="layout" svg:width="0.23cm" svg:height="0.984cm" svg:x="19.81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978cm" svg:height="0.695cm" svg:x="20.191cm" svg:y="14.691cm" svg:viewBox="0 0 979 696" svg:d="M851 114c25-42 47-78 110-83 9-2 18-2 18-20 0-4-5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21.3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21.616cm" svg:y="14.711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22.0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22.351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22.855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47cm" svg:height="0.695cm" svg:x="23.26cm" svg:y="14.68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23cm" svg:height="0.984cm" svg:x="23.807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W( i,j,l) = X(i) + \sum_{j}^{j \in R} Y(i,j)Z(k,l) \delta_{jk} §svg§600§FALSE§</svg:desc>
          <draw:polygon draw:style-name="gr1" draw:text-style-name="P1" draw:layer="layout" svg:width="16.768cm" svg:height="3.042cm" svg:x="4.671cm" svg:y="4.296cm" svg:viewBox="0 0 16769 3043" draw:points="8385,3043 0,3043 0,0 16769,0 16769,3043">
            <text:p/>
          </draw:polygon>
          <draw:path draw:style-name="gr2" draw:text-style-name="P2" draw:layer="layout" svg:width="0.978cm" svg:height="0.695cm" svg:x="4.725cm" svg:y="5.371cm" svg:viewBox="0 0 979 696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49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4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4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0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6cm" svg:y="5.37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4cm" svg:x="10.73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8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3cm" svg:y="4.296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2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716cm" svg:height="0.673cm" svg:x="14.639cm" svg:y="5.37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5.493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5.806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6.20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6.541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7.0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7.455cm" svg:y="5.371cm" svg:viewBox="0 0 656 674" svg:d="M654 25c0-5 2-9 2-16 0-9-4-9-24-9h-417c-22 0-25 0-31 20l-54 177c-2 5-2 11-2 13 0 3 0 12 11 12 9 0 11-7 13-9 38-117 90-182 242-182h162l-552 616c0 2-4 16-4 18 0 9 7 9 25 9h430c22 0 24 0 29-20l72-217c0-5 4-12 4-16 0-5-4-11-13-11s-12 4-18 24c-43 135-90 206-258 206h-170z">
            <text:p/>
          </draw:path>
          <draw:path draw:style-name="gr2" draw:text-style-name="P2" draw:layer="layout" svg:width="0.23cm" svg:height="0.984cm" svg:x="18.237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8.577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19.15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19.547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19.8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404cm" svg:height="0.713cm" svg:x="20.239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20.636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21.055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custom-shape draw:style-name="gr15" draw:text-style-name="P5" draw:layer="layout" svg:width="4.572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1" draw:text-style-name="P5" draw:layer="layout" svg:x1="6.934cm" svg:y1="3.788cm" svg:x2="6.426cm" svg:y2="5.058cm">
          <text:p/>
        </draw:lin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frame draw:style-name="gr6" draw:text-style-name="P3" draw:layer="layout" svg:width="2.032cm" svg:height="0.962cm" svg:x="16.256cm" svg:y="8.944cm">
          <draw:text-box>
            <text:p>Term</text:p>
          </draw:text-box>
        </draw:frame>
        <draw:line draw:style-name="gr11" draw:text-style-name="P5" draw:layer="layout" svg:x1="7.188cm" svg:y1="3.788cm" svg:x2="7.188cm" svg:y2="5.058cm">
          <text:p/>
        </draw:line>
        <draw:line draw:style-name="gr11" draw:text-style-name="P5" draw:layer="layout" svg:x1="7.427cm" svg:y1="3.788cm" svg:x2="7.935cm" svg:y2="5.058cm">
          <text:p/>
        </draw:line>
        <draw:frame draw:style-name="gr3" draw:text-style-name="P3" draw:layer="layout" svg:width="2.54cm" svg:height="0.962cm" svg:x="6.172cm" svg:y="2.826cm">
          <draw:text-box>
            <text:p>Indice</text:p>
          </draw:text-box>
        </draw:frame>
        <draw:frame draw:style-name="gr3" draw:text-style-name="P3" draw:layer="layout" svg:width="2.54cm" svg:height="0.962cm" svg:x="13.03cm" svg:y="1.756cm">
          <draw:text-box>
            <text:p>Range</text:p>
          </draw:text-box>
        </draw:frame>
        <draw:frame draw:style-name="gr9" draw:text-style-name="P3" draw:layer="layout" svg:width="4.064cm" svg:height="1.016cm" svg:x="15.24cm" svg:y="2.413cm">
          <draw:text-box>
            <text:p>Summation</text:p>
          </draw:text-box>
        </draw:frame>
        <draw:frame draw:style-name="gr6" draw:text-style-name="P3" draw:layer="layout" svg:width="2.968cm" svg:height="0.962cm" svg:x="16.085cm" svg:y="18.28cm">
          <draw:text-box>
            <text:p>Term</text:p>
          </draw:text-box>
        </draw:fram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16" draw:text-style-name="P5" draw:layer="layout" svg:x1="16.205cm" svg:y1="3.276cm" svg:x2="14.681cm" svg:y2="4.546cm">
          <text:p/>
        </draw:line>
        <draw:frame draw:style-name="gr9" draw:text-style-name="P3" draw:layer="layout" svg:width="4.064cm" svg:height="1.016cm" svg:x="11.938cm" svg:y="11.176cm">
          <draw:text-box>
            <text:p>Summation</text:p>
          </draw:text-box>
        </draw:fram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153cm" svg:x="6.8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7.6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0.938cm" svg:y="5.30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9.652cm" svg:y="2.848cm">
          <draw:text-box>
            <text:p>Indice</text:p>
          </draw:text-box>
        </draw:frame>
        <draw:custom-shape draw:style-name="gr17" draw:text-style-name="P5" draw:layer="layout" svg:width="2.286cm" svg:height="1.778cm" svg:x="9.652cm" svg:y="4.82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668cm" svg:y1="7.844cm" svg:x2="10.668cm" svg:y2="6.828cm">
          <text:p/>
        </draw:line>
        <draw:line draw:style-name="gr12" draw:text-style-name="P5" draw:layer="layout" svg:x1="17.272cm" svg:y1="8.944cm" svg:x2="17.272cm" svg:y2="7.928cm">
          <text:p/>
        </draw:line>
        <draw:custom-shape draw:style-name="gr18" draw:text-style-name="P5" draw:layer="layout" svg:width="9.849cm" svg:height="3.988cm" svg:x="12.731cm" svg:y="3.8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5.7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6.5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8.5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9.423cm" svg:y="5.25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668cm" svg:y1="3.81cm" svg:x2="11.176cm" svg:y2="5.08cm">
          <text:p/>
        </draw:line>
        <draw:custom-shape draw:style-name="gr19" draw:text-style-name="P5" draw:layer="layout" svg:width="1.676cm" svg:height="3.429cm" svg:x="12.852cm" svg:y="4.03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138cm" svg:y1="8.204cm" svg:x2="15.748cm" svg:y2="6.553cm">
          <text:p/>
        </draw:line>
        <draw:line draw:style-name="gr12" draw:text-style-name="P5" draw:layer="layout" svg:x1="20.294cm" svg:y1="8.153cm" svg:x2="19.38cm" svg:y2="6.527cm">
          <text:p/>
        </draw:line>
        <draw:custom-shape draw:style-name="gr20" draw:text-style-name="P5" draw:layer="layout" svg:width="2.692cm" svg:height="1.244cm" svg:x="14.681cm" svg:y="5.1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692cm" svg:height="1.244cm" svg:x="17.45cm" svg:y="5.1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14.224cm" svg:y="8.182cm">
          <draw:text-box>
            <text:p>Term</text:p>
          </draw:text-box>
        </draw:frame>
        <draw:frame draw:style-name="gr6" draw:text-style-name="P3" draw:layer="layout" svg:width="2.032cm" svg:height="0.962cm" svg:x="19.467cm" svg:y="8.218cm">
          <draw:text-box>
            <text:p>Term</text:p>
          </draw:text-box>
        </draw:frame>
        <draw:line draw:style-name="gr21" draw:text-style-name="P5" draw:layer="layout" svg:x1="14.198cm" svg:y1="2.946cm" svg:x2="14.198cm" svg:y2="4.216cm">
          <text:p/>
        </draw:line>
        <draw:line draw:style-name="gr12" draw:text-style-name="P5" draw:layer="layout" svg:x1="21.767cm" svg:y1="3.022cm" svg:x2="21.006cm" svg:y2="5.105cm">
          <text:p/>
        </draw:line>
        <draw:frame draw:style-name="gr9" draw:text-style-name="P3" draw:layer="layout" svg:width="4.064cm" svg:height="1.016cm" svg:x="20.167cm" svg:y="2.032cm">
          <draw:text-box>
            <text:p>Contraction</text:p>
          </draw:text-box>
        </draw:frame>
        <draw:custom-shape draw:style-name="gr22" draw:text-style-name="P5" draw:layer="layout" svg:width="0.48cm" svg:height="0.762cm" svg:x="13.439cm" svg:y="6.6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8cm" svg:height="0.762cm" svg:x="12.903cm" svg:y="4.2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661cm" svg:height="0.762cm" svg:x="13.817cm" svg:y="4.2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222cm" svg:height="1.27cm" svg:x="20.218cm" svg:y="5.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3cm" svg:height="0.762cm" draw:transform="skewX (-0.0314159265358979) rotate (3.12029963671546) translate (21.008cm 6.41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7cm" svg:height="0.762cm" draw:transform="skewX (-0.0314159265358979) rotate (3.12029963671546) translate (21.44cm 6.41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3:04:52.433628012</meta:creation-date>
    <dc:date>2018-09-27T13:49:59.624998780</dc:date>
    <meta:editing-duration>PT23H51M53S</meta:editing-duration>
    <meta:editing-cycles>5</meta:editing-cycles>
    <meta:generator>LibreOffice/5.4.7.2$Linux_X86_64 LibreOffice_project/40$Build-2</meta:generator>
    <meta:document-statistic meta:object-count="940"/>
  </office:meta>
</office:document-meta>
</file>